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331dbb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331dbb"/>
    </style:style>
    <style:style style:name="P9" style:family="paragraph" style:parent-style-name="List_20_Paragraph">
      <style:text-properties officeooo:paragraph-rsid="00331dbb"/>
    </style:style>
    <style:style style:name="P10" style:family="paragraph" style:parent-style-name="List_20_Paragraph">
      <style:text-properties fo:language="en" fo:country="US" officeooo:paragraph-rsid="00331dbb"/>
    </style:style>
    <style:style style:name="P11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2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4" style:family="paragraph" style:parent-style-name="Standard">
      <style:text-properties fo:language="en" fo:country="US" officeooo:paragraph-rsid="00331dbb"/>
    </style:style>
    <style:style style:name="P15" style:family="paragraph" style:parent-style-name="List_20_Paragraph" style:list-style-name="WWNum14">
      <style:text-properties officeooo:paragraph-rsid="00331dbb"/>
    </style:style>
    <style:style style:name="P16" style:family="paragraph" style:parent-style-name="List_20_Paragraph" style:list-style-name="WWNum14">
      <style:text-properties fo:language="en" fo:country="US" officeooo:paragraph-rsid="00331dbb"/>
    </style:style>
    <style:style style:name="P17" style:family="paragraph" style:parent-style-name="List_20_Paragraph" style:list-style-name="WWNum24">
      <style:text-properties fo:language="en" fo:country="US" officeooo:paragraph-rsid="00331dbb"/>
    </style:style>
    <style:style style:name="P18" style:family="paragraph" style:parent-style-name="List_20_Paragraph" style:list-style-name="WWNum25">
      <style:text-properties fo:language="en" fo:country="US" officeooo:paragraph-rsid="00331dbb"/>
    </style:style>
    <style:style style:name="P19" style:family="paragraph" style:parent-style-name="List_20_Paragraph" style:list-style-name="WWNum22">
      <style:text-properties fo:language="en" fo:country="US" officeooo:paragraph-rsid="00331dbb"/>
    </style:style>
    <style:style style:name="P20" style:family="paragraph" style:parent-style-name="List_20_Paragraph" style:list-style-name="WWNum23">
      <style:text-properties officeooo:paragraph-rsid="00331dbb"/>
    </style:style>
    <style:style style:name="P21" style:family="paragraph" style:parent-style-name="List_20_Paragraph" style:list-style-name="WWNum23">
      <style:text-properties fo:font-size="12pt" fo:language="en" fo:country="US" fo:font-weight="normal" officeooo:paragraph-rsid="00331dbb" style:font-size-asian="10.5pt" style:font-weight-asian="normal" style:font-size-complex="12pt" style:font-weight-complex="normal"/>
    </style:style>
    <style:style style:name="P22" style:family="paragraph" style:parent-style-name="List_20_Paragraph">
      <style:text-properties fo:font-size="12pt" fo:language="en" fo:country="US" fo:font-weight="normal" officeooo:paragraph-rsid="00331dbb" style:font-size-asian="10.5pt" style:font-weight-asian="normal" style:font-size-complex="12pt" style:font-weight-complex="normal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fo:language="en" fo:country="US" officeooo:paragraph-rsid="00315f70"/>
    </style:style>
    <style:style style:name="P2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34f8ba" style:font-size-asian="12pt" style:font-weight-asian="bold" style:font-size-complex="12pt" style:font-weight-complex="bold"/>
    </style:style>
    <style:style style:name="P2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6db34" officeooo:paragraph-rsid="0036db34" style:font-size-asian="12pt" style:font-weight-asian="bold" style:font-size-complex="12pt" style:font-weight-complex="bold"/>
    </style:style>
    <style:style style:name="P2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2pt" fo:language="en" fo:country="US" fo:font-weight="bold" officeooo:rsid="0036db34" officeooo:paragraph-rsid="0036db34" style:font-size-asian="12pt" style:font-weight-asian="bold" style:font-size-complex="12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331dbb" style:font-size-asian="16pt" style:font-size-complex="16pt"/>
    </style:style>
    <style:style style:name="T3" style:family="text">
      <style:text-properties officeooo:rsid="001e70dd"/>
    </style:style>
    <style:style style:name="T4" style:family="text">
      <style:text-properties officeooo:rsid="001ec4c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weight="normal" style:font-size-asian="8.75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осковский Авиационный Институт</text:p>
      <text:p text:style-name="P12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8</text:span><text:span text:style-name="T1">.</text:span></text:p>
      <text:p text:style-name="P1"><text:span text:style-name="T1">Тема: «</text:span><text:span text:style-name="T2">Параллельное программирование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3">4</text:span>0<text:span text:style-name="T3">8</text:span>Б</text:p>
      <text:p text:style-name="P2">Студент: <text:span text:style-name="T3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4">6</text:span></text:p>
      <text:p text:style-name="P2"/>
      <text:p text:style-name="P2"/>
      <text:p text:style-name="P1">Москва</text:p>
      <text:p text:style-name="P1">201<text:span text:style-name="T3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6108123900913833348" text:style-name="WWNum14">
        <text:list-item>
          <text:p text:style-name="P16">Знакомство с параллельным программированием в C++.</text:p>
        </text:list-item>
      </text:list>
      <text:p text:style-name="P23"/>
      <text:p text:style-name="P7">Задание </text:p>
      <text:p text:style-name="P8">Используя структуры данных, разработанные для лабораторной работы №6 (контейнер первого уровня и классы-фигуры) разработать алгоритм быстрой сортировки для класса-контейнера .</text:p>
      <text:p text:style-name="P8"/>
      <text:p text:style-name="P8">Необходимо разработать два вида алгоритма:</text:p>
      <text:list xml:id="list184403214105544" text:continue-numbering="true" text:style-name="WWNum14">
        <text:list-item>
          <text:p text:style-name="P15">Обычный, без параллельных вызовов.</text:p>
        </text:list-item>
        <text:list-item>
          <text:p text:style-name="P15">С использованием параллельных вызовов. <text:s/>В этом случае, каждый рекурсивный вызов сортировки должен создаваться в отдельном потоке.</text:p>
        </text:list-item>
      </text:list>
      <text:p text:style-name="P6"/>
      <text:p text:style-name="P6">Для создания потоков использовать механизмы:</text:p>
      <text:list xml:id="list612166295184002590" text:style-name="WWNum24">
        <text:list-item>
          <text:p text:style-name="P17">future</text:p>
        </text:list-item>
        <text:list-item>
          <text:p text:style-name="P17">packaged_task/async</text:p>
        </text:list-item>
      </text:list>
      <text:p text:style-name="P10"/>
      <text:p text:style-name="P8">Для обеспечения потоко-безопасности структур данных использовать:</text:p>
      <text:list xml:id="list5727450866136703775" text:style-name="WWNum25">
        <text:list-item>
          <text:p text:style-name="P18">mutex</text:p>
        </text:list-item>
        <text:list-item>
          <text:p text:style-name="P18">lock_guard</text:p>
        </text:list-item>
      </text:list>
      <text:p text:style-name="P9"/>
      <text:p text:style-name="P6">Нельзя использовать:</text:p>
      <text:list xml:id="list8215153287818927753" text:style-name="WWNum22">
        <text:list-item>
          <text:p text:style-name="P19">Стандартные контейнеры std.</text:p>
        </text:list-item>
      </text:list>
      <text:p text:style-name="P6"/>
      <text:p text:style-name="P8">Программа должна позволять:</text:p>
      <text:list xml:id="list2881926478162390516" text:style-name="WWNum23">
        <text:list-item>
          <text:p text:style-name="P20">Вводить произвольное количество фигур и добавлять их в контейнер.</text:p>
        </text:list-item>
        <text:list-item>
          <text:p text:style-name="P20">Распечатывать содержимое контейнера.</text:p>
        </text:list-item>
        <text:list-item>
          <text:p text:style-name="P20">Удалять фигуры из контейнера.</text:p>
        </text:list-item>
        <text:list-item>
          <text:p text:style-name="P21">Проводить сортировку контейнера</text:p>
        </text:list-item>
      </text:list>
      <text:p text:style-name="P22"/>
      <text:p text:style-name="P24">Выводы</text:p>
      <text:p text:style-name="P24"/>
      <text:p text:style-name="P25">Листинг</text:p>
      <text:p text:style-name="P26"><text:span text:style-name="T6"/></text:p>
      <text:p text:style-name="P26"><text:span text:style-name="T6">queue_item_impl.cpp:</text:span></text:p>
      <text:p text:style-name="P26"><text:span text:style-name="T6">template &lt;class T&gt;</text:span></text:p>
      <text:p text:style-name="P26"><text:span text:style-name="T6">QueueItem&lt;T&gt;::QueueItem(const std::shared_ptr&lt;T&gt;&amp; item)</text:span></text:p>
      <text:p text:style-name="P26"><text:span text:style-name="T6">{</text:span></text:p>
      <text:p text:style-name="P26"><text:span text:style-name="T6"><text:tab/>m_item = item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QueueItem&lt;T&gt;::setNext(std::shared_ptr&lt;QueueItem&lt;T&gt;&gt; next)</text:span></text:p>
      <text:p text:style-name="P26"><text:span text:style-name="T6">{</text:span></text:p>
      <text:p text:style-name="P26"><text:span text:style-name="T6"><text:tab/>m_next = next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shared_ptr&lt;QueueItem&lt;T&gt;&gt; QueueItem&lt;T&gt;::getNext()</text:span></text:p>
      <text:p text:style-name="P26"><text:span text:style-name="T6">{</text:span></text:p>
      <text:p text:style-name="P26"><text:span text:style-name="T6"><text:tab/>return m_next;</text:span></text:p>
      <text:p text:style-name="P26"><text:span text:style-name="T6">}</text:span></text:p>
      <text:p text:style-name="P26"><text:span text:style-name="T6"/></text:p>
      <text:p text:style-name="P26"><text:soft-page-break/><text:span text:style-name="T6">template &lt;class T&gt;</text:span></text:p>
      <text:p text:style-name="P26"><text:span text:style-name="T6">std::shared_ptr&lt;T&gt; QueueItem&lt;T&gt;::getItem() const</text:span></text:p>
      <text:p text:style-name="P26"><text:span text:style-name="T6">{</text:span></text:p>
      <text:p text:style-name="P26"><text:span text:style-name="T6"><text:tab/>return m_item;</text:span></text:p>
      <text:p text:style-name="P26"><text:span text:style-name="T6">}</text:span></text:p>
      <text:p text:style-name="P26"><text:span text:style-name="T6"/></text:p>
      <text:p text:style-name="P26"><text:span text:style-name="T6">trapezoid.h:</text:span></text:p>
      <text:p text:style-name="P26"><text:span text:style-name="T6">#ifndef TRAPEZOID_H</text:span></text:p>
      <text:p text:style-name="P26"><text:span text:style-name="T6">#define TRAPEZOID_H</text:span></text:p>
      <text:p text:style-name="P26"><text:span text:style-name="T6"/></text:p>
      <text:p text:style-name="P26"><text:span text:style-name="T6">#include &lt;iostream&gt;</text:span></text:p>
      <text:p text:style-name="P26"><text:span text:style-name="T6">#include "figure.h"</text:span></text:p>
      <text:p text:style-name="P26"><text:span text:style-name="T6"/></text:p>
      <text:p text:style-name="P26"><text:span text:style-name="T6">class Trapezoid : public Figure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Trapezoid();</text:span></text:p>
      <text:p text:style-name="P26"><text:span text:style-name="T6"><text:tab/>Trapezoid(std::istream&amp; is);</text:span></text:p>
      <text:p text:style-name="P26"><text:span text:style-name="T6"/></text:p>
      <text:p text:style-name="P26"><text:span text:style-name="T6"><text:tab/>void print() const override;</text:span></text:p>
      <text:p text:style-name="P26"><text:span text:style-name="T6"><text:tab/>double area() const override;</text:span></text:p>
      <text:p text:style-name="P26"><text:span text:style-name="T6"/></text:p>
      <text:p text:style-name="P26"><text:span text:style-name="T6"><text:tab/>Trapezoid&amp; operator = (const Trapezoid&amp; other);</text:span></text:p>
      <text:p text:style-name="P26"><text:span text:style-name="T6"><text:tab/>bool operator == (const Trapezoid&amp; other) const;</text:span></text:p>
      <text:p text:style-name="P26"><text:span text:style-name="T6"/></text:p>
      <text:p text:style-name="P26"><text:span text:style-name="T6"><text:tab/>void* operator new (size_t size);</text:span></text:p>
      <text:p text:style-name="P26"><text:span text:style-name="T6"><text:tab/>void operator delete (void* p);</text:span></text:p>
      <text:p text:style-name="P26"><text:span text:style-name="T6"/></text:p>
      <text:p text:style-name="P26"><text:span text:style-name="T6"><text:tab/>friend std::ostream&amp; operator &lt;&lt; (std::ostream&amp; os, const Trapezoid&amp; trapezoid);</text:span></text:p>
      <text:p text:style-name="P26"><text:span text:style-name="T6"><text:tab/>friend std::istream&amp; operator &gt;&gt; (std::istream&amp; is, Trapezoid&amp; trapezoid);</text:span></text:p>
      <text:p text:style-name="P26"><text:span text:style-name="T6"/></text:p>
      <text:p text:style-name="P26"><text:span text:style-name="T6">private:</text:span></text:p>
      <text:p text:style-name="P26"><text:span text:style-name="T6"><text:tab/>double m_sideA;</text:span></text:p>
      <text:p text:style-name="P26"><text:span text:style-name="T6"><text:tab/>double m_sideB;</text:span></text:p>
      <text:p text:style-name="P26"><text:span text:style-name="T6"><text:tab/>double m_height;</text:span></text:p>
      <text:p text:style-name="P26"><text:span text:style-name="T6">};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list_item.h:</text:span></text:p>
      <text:p text:style-name="P26"><text:span text:style-name="T6">#ifndef LIST_ITEM_H</text:span></text:p>
      <text:p text:style-name="P26"><text:span text:style-name="T6">#define LIST_ITEM_H</text:span></text:p>
      <text:p text:style-name="P26"><text:span text:style-name="T6"/></text:p>
      <text:p text:style-name="P26"><text:span text:style-name="T6">#include &lt;memory&gt;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class ListItem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ListItem(const std::shared_ptr&lt;T&gt;&amp; item);</text:span></text:p>
      <text:p text:style-name="P26"><text:span text:style-name="T6"/></text:p>
      <text:p text:style-name="P26"><text:span text:style-name="T6"><text:tab/>void setPrev(std::shared_ptr&lt;ListItem&lt;T&gt;&gt; prev);</text:span></text:p>
      <text:p text:style-name="P26"><text:span text:style-name="T6"><text:tab/>void setNext(std::shared_ptr&lt;ListItem&lt;T&gt;&gt; next);</text:span></text:p>
      <text:p text:style-name="P26"><text:span text:style-name="T6"><text:tab/>std::shared_ptr&lt;ListItem&lt;T&gt;&gt; getPrev();</text:span></text:p>
      <text:p text:style-name="P26"><text:span text:style-name="T6"><text:tab/>std::shared_ptr&lt;ListItem&lt;T&gt;&gt; getNext();</text:span></text:p>
      <text:p text:style-name="P26"><text:span text:style-name="T6"><text:tab/>std::shared_ptr&lt;T&gt; getItem() const;</text:span></text:p>
      <text:p text:style-name="P26"><text:span text:style-name="T6"/></text:p>
      <text:p text:style-name="P26"><text:span text:style-name="T6">private:</text:span></text:p>
      <text:p text:style-name="P26"><text:span text:style-name="T6"><text:tab/>std::shared_ptr&lt;T&gt; m_item;</text:span></text:p>
      <text:p text:style-name="P26"><text:span text:style-name="T6"><text:tab/>std::shared_ptr&lt;ListItem&lt;T&gt;&gt; m_prev;</text:span></text:p>
      <text:p text:style-name="P26"><text:span text:style-name="T6"><text:tab/>std::shared_ptr&lt;ListItem&lt;T&gt;&gt; m_next;</text:span></text:p>
      <text:p text:style-name="P26"><text:span text:style-name="T6">};</text:span></text:p>
      <text:p text:style-name="P26"><text:span text:style-name="T6"/></text:p>
      <text:p text:style-name="P26"><text:soft-page-break/><text:span text:style-name="T6">#include "list_item_impl.cpp"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queue_item.h:</text:span></text:p>
      <text:p text:style-name="P26"><text:span text:style-name="T6">#ifndef QUEUE_ITEM_H</text:span></text:p>
      <text:p text:style-name="P26"><text:span text:style-name="T6">#define QUEUE_ITEM_H</text:span></text:p>
      <text:p text:style-name="P26"><text:span text:style-name="T6"/></text:p>
      <text:p text:style-name="P26"><text:span text:style-name="T6">#include &lt;memory&gt;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class QueueItem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QueueItem(const std::shared_ptr&lt;T&gt;&amp; item);</text:span></text:p>
      <text:p text:style-name="P26"><text:span text:style-name="T6"/></text:p>
      <text:p text:style-name="P26"><text:span text:style-name="T6"><text:tab/>void setNext(std::shared_ptr&lt;QueueItem&lt;T&gt;&gt; next);</text:span></text:p>
      <text:p text:style-name="P26"><text:span text:style-name="T6"><text:tab/>std::shared_ptr&lt;QueueItem&lt;T&gt;&gt; getNext();</text:span></text:p>
      <text:p text:style-name="P26"><text:span text:style-name="T6"><text:tab/>std::shared_ptr&lt;T&gt; getItem() const;</text:span></text:p>
      <text:p text:style-name="P26"><text:span text:style-name="T6"/></text:p>
      <text:p text:style-name="P26"><text:span text:style-name="T6">private:</text:span></text:p>
      <text:p text:style-name="P26"><text:span text:style-name="T6"><text:tab/>std::shared_ptr&lt;T&gt; m_item;</text:span></text:p>
      <text:p text:style-name="P26"><text:span text:style-name="T6"><text:tab/>std::shared_ptr&lt;QueueItem&lt;T&gt;&gt; m_next;</text:span></text:p>
      <text:p text:style-name="P26"><text:span text:style-name="T6">};</text:span></text:p>
      <text:p text:style-name="P26"><text:span text:style-name="T6"/></text:p>
      <text:p text:style-name="P26"><text:span text:style-name="T6">#include "queue_item_impl.cpp"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list_impl.cpp:</text:span></text:p>
      <text:p text:style-name="P26"><text:span text:style-name="T6">template &lt;class T&gt;</text:span></text:p>
      <text:p text:style-name="P26"><text:span text:style-name="T6">List&lt;T&gt;::List()</text:span></text:p>
      <text:p text:style-name="P26"><text:span text:style-name="T6">{</text:span></text:p>
      <text:p text:style-name="P26"><text:span text:style-name="T6"><text:tab/>m_size = 0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List&lt;T&gt;::~List()</text:span></text:p>
      <text:p text:style-name="P26"><text:span text:style-name="T6">{</text:span></text:p>
      <text:p text:style-name="P26"><text:span text:style-name="T6"><text:tab/>while (size() &gt; 0)</text:span></text:p>
      <text:p text:style-name="P26"><text:span text:style-name="T6"><text:tab/><text:tab/>erase(begin()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List&lt;T&gt;::add(const std::shared_ptr&lt;T&gt;&amp; item)</text:span></text:p>
      <text:p text:style-name="P26"><text:span text:style-name="T6">{</text:span></text:p>
      <text:p text:style-name="P26"><text:span text:style-name="T6"><text:tab/>std::shared_ptr&lt;ListItem&lt;T&gt;&gt; itemPtr = std::make_shared&lt;ListItem&lt;T&gt;&gt;(item);</text:span></text:p>
      <text:p text:style-name="P26"><text:span text:style-name="T6"/></text:p>
      <text:p text:style-name="P26"><text:span text:style-name="T6"><text:tab/>if (m_size == 0)</text:span></text:p>
      <text:p text:style-name="P26"><text:span text:style-name="T6"><text:tab/>{</text:span></text:p>
      <text:p text:style-name="P26"><text:span text:style-name="T6"><text:tab/><text:tab/>m_begin = itemPtr;</text:span></text:p>
      <text:p text:style-name="P26"><text:span text:style-name="T6"><text:tab/><text:tab/>m_end = m_begin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{</text:span></text:p>
      <text:p text:style-name="P26"><text:span text:style-name="T6"><text:tab/><text:tab/>itemPtr-&gt;setPrev(m_end);</text:span></text:p>
      <text:p text:style-name="P26"><text:span text:style-name="T6"><text:tab/><text:tab/>m_end-&gt;setNext(itemPtr);</text:span></text:p>
      <text:p text:style-name="P26"><text:span text:style-name="T6"><text:tab/><text:tab/>m_end = itemPtr;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++m_size;</text:span></text:p>
      <text:p text:style-name="P26"><text:span text:style-name="T6">}</text:span></text:p>
      <text:p text:style-name="P26"><text:span text:style-name="T6"/></text:p>
      <text:p text:style-name="P26"><text:soft-page-break/><text:span text:style-name="T6">template &lt;class T&gt;</text:span></text:p>
      <text:p text:style-name="P26"><text:span text:style-name="T6">void List&lt;T&gt;::erase(const Iterator&lt;ListItem&lt;T&gt;, T&gt;&amp; it)</text:span></text:p>
      <text:p text:style-name="P26"><text:span text:style-name="T6">{</text:span></text:p>
      <text:p text:style-name="P26"><text:span text:style-name="T6"><text:tab/>if (m_size == 1)</text:span></text:p>
      <text:p text:style-name="P26"><text:span text:style-name="T6"><text:tab/>{</text:span></text:p>
      <text:p text:style-name="P26"><text:span text:style-name="T6"><text:tab/><text:tab/>m_begin = nullptr;</text:span></text:p>
      <text:p text:style-name="P26"><text:span text:style-name="T6"><text:tab/><text:tab/>m_end = nullptr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{</text:span></text:p>
      <text:p text:style-name="P26"><text:span text:style-name="T6"><text:tab/><text:tab/>std::shared_ptr&lt;ListItem&lt;T&gt;&gt; left = it.getItem()-&gt;getPrev();</text:span></text:p>
      <text:p text:style-name="P26"><text:span text:style-name="T6"><text:tab/><text:tab/>std::shared_ptr&lt;ListItem&lt;T&gt;&gt; right = it.getItem()-&gt;getNext();</text:span></text:p>
      <text:p text:style-name="P26"><text:span text:style-name="T6"><text:tab/><text:tab/>std::shared_ptr&lt;ListItem&lt;T&gt;&gt; mid = it.getItem();</text:span></text:p>
      <text:p text:style-name="P26"><text:span text:style-name="T6"/></text:p>
      <text:p text:style-name="P26"><text:span text:style-name="T6"><text:tab/><text:tab/>mid-&gt;setPrev(nullptr);</text:span></text:p>
      <text:p text:style-name="P26"><text:span text:style-name="T6"><text:tab/><text:tab/>mid-&gt;setNext(nullptr);</text:span></text:p>
      <text:p text:style-name="P26"><text:span text:style-name="T6"/></text:p>
      <text:p text:style-name="P26"><text:span text:style-name="T6"><text:tab/><text:tab/>if (left != nullptr)</text:span></text:p>
      <text:p text:style-name="P26"><text:span text:style-name="T6"><text:tab/><text:tab/><text:tab/>left-&gt;setNext(right);</text:span></text:p>
      <text:p text:style-name="P26"><text:span text:style-name="T6"><text:tab/><text:tab/>else</text:span></text:p>
      <text:p text:style-name="P26"><text:span text:style-name="T6"><text:tab/><text:tab/><text:tab/>m_begin = right;</text:span></text:p>
      <text:p text:style-name="P26"><text:span text:style-name="T6"/></text:p>
      <text:p text:style-name="P26"><text:span text:style-name="T6"><text:tab/><text:tab/>if (right != nullptr)</text:span></text:p>
      <text:p text:style-name="P26"><text:span text:style-name="T6"><text:tab/><text:tab/><text:tab/>right-&gt;setPrev(left);</text:span></text:p>
      <text:p text:style-name="P26"><text:span text:style-name="T6"><text:tab/><text:tab/>else</text:span></text:p>
      <text:p text:style-name="P26"><text:span text:style-name="T6"><text:tab/><text:tab/><text:tab/>m_end = left;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--m_size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unsigned int List&lt;T&gt;::size() const</text:span></text:p>
      <text:p text:style-name="P26"><text:span text:style-name="T6">{</text:span></text:p>
      <text:p text:style-name="P26"><text:span text:style-name="T6"><text:tab/>return m_size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Iterator&lt;ListItem&lt;T&gt;, T&gt; List&lt;T&gt;::get(unsigned int index) const</text:span></text:p>
      <text:p text:style-name="P26"><text:span text:style-name="T6">{</text:span></text:p>
      <text:p text:style-name="P26"><text:span text:style-name="T6"><text:tab/>if (index &gt;= size())</text:span></text:p>
      <text:p text:style-name="P26"><text:span text:style-name="T6"><text:tab/><text:tab/>return end();</text:span></text:p>
      <text:p text:style-name="P26"><text:span text:style-name="T6"/></text:p>
      <text:p text:style-name="P26"><text:span text:style-name="T6"><text:tab/>Iterator&lt;ListItem&lt;T&gt;, T&gt; it = begin();</text:span></text:p>
      <text:p text:style-name="P26"><text:span text:style-name="T6"/></text:p>
      <text:p text:style-name="P26"><text:span text:style-name="T6"><text:tab/>while (index &gt; 0)</text:span></text:p>
      <text:p text:style-name="P26"><text:span text:style-name="T6"><text:tab/>{</text:span></text:p>
      <text:p text:style-name="P26"><text:span text:style-name="T6"><text:tab/><text:tab/>++it;</text:span></text:p>
      <text:p text:style-name="P26"><text:span text:style-name="T6"><text:tab/><text:tab/>--index;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return it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Iterator&lt;ListItem&lt;T&gt;, T&gt; List&lt;T&gt;::begin() const</text:span></text:p>
      <text:p text:style-name="P26"><text:span text:style-name="T6">{</text:span></text:p>
      <text:p text:style-name="P26"><text:span text:style-name="T6"><text:tab/>return Iterator&lt;ListItem&lt;T&gt;, T&gt;(m_begin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Iterator&lt;ListItem&lt;T&gt;, T&gt; List&lt;T&gt;::end() const</text:span></text:p>
      <text:p text:style-name="P26"><text:span text:style-name="T6">{</text:span></text:p>
      <text:p text:style-name="P26"><text:soft-page-break/><text:span text:style-name="T6"><text:tab/>return Iterator&lt;ListItem&lt;T&gt;, T&gt;(nullptr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K&gt;</text:span></text:p>
      <text:p text:style-name="P26"><text:span text:style-name="T6">std::ostream&amp; operator &lt;&lt; (std::ostream&amp; os, const List&lt;K&gt;&amp; list)</text:span></text:p>
      <text:p text:style-name="P26"><text:span text:style-name="T6">{</text:span></text:p>
      <text:p text:style-name="P26"><text:span text:style-name="T6"><text:tab/>if (list.size() == 0)</text:span></text:p>
      <text:p text:style-name="P26"><text:span text:style-name="T6"><text:tab/>{</text:span></text:p>
      <text:p text:style-name="P26"><text:span text:style-name="T6"><text:tab/><text:tab/>os &lt;&lt; "================" &lt;&lt; std::endl;</text:span></text:p>
      <text:p text:style-name="P26"><text:span text:style-name="T6"><text:tab/><text:tab/>os &lt;&lt; "List is empty" &lt;&lt; std::endl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<text:tab/>for (std::shared_ptr&lt;K&gt; item : list)</text:span></text:p>
      <text:p text:style-name="P26"><text:span text:style-name="T6"><text:tab/><text:tab/><text:tab/>item-&gt;print();</text:span></text:p>
      <text:p text:style-name="P26"><text:span text:style-name="T6"/></text:p>
      <text:p text:style-name="P26"><text:span text:style-name="T6"><text:tab/>return os;</text:span></text:p>
      <text:p text:style-name="P26"><text:span text:style-name="T6">}</text:span></text:p>
      <text:p text:style-name="P26"><text:span text:style-name="T6"/></text:p>
      <text:p text:style-name="P26"><text:span text:style-name="T6">square.h:</text:span></text:p>
      <text:p text:style-name="P26"><text:span text:style-name="T6">#ifndef SQUARE_H</text:span></text:p>
      <text:p text:style-name="P26"><text:span text:style-name="T6">#define SQUARE_H</text:span></text:p>
      <text:p text:style-name="P26"><text:span text:style-name="T6"/></text:p>
      <text:p text:style-name="P26"><text:span text:style-name="T6">#include &lt;iostream&gt;</text:span></text:p>
      <text:p text:style-name="P26"><text:span text:style-name="T6">#include "figure.h"</text:span></text:p>
      <text:p text:style-name="P26"><text:span text:style-name="T6"/></text:p>
      <text:p text:style-name="P26"><text:span text:style-name="T6">class Square : public Figure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Square();</text:span></text:p>
      <text:p text:style-name="P26"><text:span text:style-name="T6"><text:tab/>Square(std::istream&amp; is);</text:span></text:p>
      <text:p text:style-name="P26"><text:span text:style-name="T6"/></text:p>
      <text:p text:style-name="P26"><text:span text:style-name="T6"><text:tab/>void print() const override;</text:span></text:p>
      <text:p text:style-name="P26"><text:span text:style-name="T6"><text:tab/>double area() const override;</text:span></text:p>
      <text:p text:style-name="P26"><text:span text:style-name="T6"/></text:p>
      <text:p text:style-name="P26"><text:span text:style-name="T6"><text:tab/>Square&amp; operator = (const Square&amp; other);</text:span></text:p>
      <text:p text:style-name="P26"><text:span text:style-name="T6"><text:tab/>bool operator == (const Square&amp; other) const;</text:span></text:p>
      <text:p text:style-name="P26"><text:span text:style-name="T6"/></text:p>
      <text:p text:style-name="P26"><text:span text:style-name="T6"><text:tab/>void* operator new (size_t size);</text:span></text:p>
      <text:p text:style-name="P26"><text:span text:style-name="T6"><text:tab/>void operator delete (void* p);</text:span></text:p>
      <text:p text:style-name="P26"><text:span text:style-name="T6"/></text:p>
      <text:p text:style-name="P26"><text:span text:style-name="T6"><text:tab/>friend std::ostream&amp; operator &lt;&lt; (std::ostream&amp; os, const Square&amp; square);</text:span></text:p>
      <text:p text:style-name="P26"><text:span text:style-name="T6"><text:tab/>friend std::istream&amp; operator &gt;&gt; (std::istream&amp; is, Square&amp; square);</text:span></text:p>
      <text:p text:style-name="P26"><text:span text:style-name="T6"/></text:p>
      <text:p text:style-name="P26"><text:span text:style-name="T6">private:</text:span></text:p>
      <text:p text:style-name="P26"><text:span text:style-name="T6"><text:tab/>double m_side;</text:span></text:p>
      <text:p text:style-name="P26"><text:span text:style-name="T6">};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trapezoid.cpp:</text:span></text:p>
      <text:p text:style-name="P26"><text:span text:style-name="T6">#include "trapezoid.h"</text:span></text:p>
      <text:p text:style-name="P26"><text:span text:style-name="T6"/></text:p>
      <text:p text:style-name="P26"><text:span text:style-name="T6">Trapezoid::Trapezoid()</text:span></text:p>
      <text:p text:style-name="P26"><text:span text:style-name="T6">{</text:span></text:p>
      <text:p text:style-name="P26"><text:span text:style-name="T6"><text:tab/>m_sideA = 0.0;</text:span></text:p>
      <text:p text:style-name="P26"><text:span text:style-name="T6"><text:tab/>m_sideB = 0.0;</text:span></text:p>
      <text:p text:style-name="P26"><text:span text:style-name="T6"><text:tab/>m_height = 0.0;</text:span></text:p>
      <text:p text:style-name="P26"><text:span text:style-name="T6">}</text:span></text:p>
      <text:p text:style-name="P26"><text:span text:style-name="T6"/></text:p>
      <text:p text:style-name="P26"><text:span text:style-name="T6">Trapezoid::Trapezoid(std::istream&amp; is)</text:span></text:p>
      <text:p text:style-name="P26"><text:span text:style-name="T6">{</text:span></text:p>
      <text:p text:style-name="P26"><text:span text:style-name="T6"><text:tab/>is &gt;&gt; *this;</text:span></text:p>
      <text:p text:style-name="P26"><text:span text:style-name="T6">}</text:span></text:p>
      <text:p text:style-name="P26"><text:soft-page-break/><text:span text:style-name="T6"/></text:p>
      <text:p text:style-name="P26"><text:span text:style-name="T6">void Trapezoid::print() const</text:span></text:p>
      <text:p text:style-name="P26"><text:span text:style-name="T6">{</text:span></text:p>
      <text:p text:style-name="P26"><text:span text:style-name="T6"><text:tab/>std::cout &lt;&lt; *this;</text:span></text:p>
      <text:p text:style-name="P26"><text:span text:style-name="T6">}</text:span></text:p>
      <text:p text:style-name="P26"><text:span text:style-name="T6"/></text:p>
      <text:p text:style-name="P26"><text:span text:style-name="T6">double Trapezoid::area() const</text:span></text:p>
      <text:p text:style-name="P26"><text:span text:style-name="T6">{</text:span></text:p>
      <text:p text:style-name="P26"><text:span text:style-name="T6"><text:tab/>return m_height * (m_sideA + m_sideB) / 2.0;</text:span></text:p>
      <text:p text:style-name="P26"><text:span text:style-name="T6">}</text:span></text:p>
      <text:p text:style-name="P26"><text:span text:style-name="T6"/></text:p>
      <text:p text:style-name="P26"><text:span text:style-name="T6">Trapezoid&amp; Trapezoid::operator = (const Trapezoid&amp; other)</text:span></text:p>
      <text:p text:style-name="P26"><text:span text:style-name="T6">{</text:span></text:p>
      <text:p text:style-name="P26"><text:span text:style-name="T6"><text:tab/>if (&amp;other == this)</text:span></text:p>
      <text:p text:style-name="P26"><text:span text:style-name="T6"><text:tab/><text:tab/>return *this;</text:span></text:p>
      <text:p text:style-name="P26"><text:span text:style-name="T6"/></text:p>
      <text:p text:style-name="P26"><text:span text:style-name="T6"><text:tab/>m_sideA = other.m_sideA;</text:span></text:p>
      <text:p text:style-name="P26"><text:span text:style-name="T6"><text:tab/>m_sideB = other.m_sideB;</text:span></text:p>
      <text:p text:style-name="P26"><text:span text:style-name="T6"><text:tab/>m_height = other.m_height;</text:span></text:p>
      <text:p text:style-name="P26"><text:span text:style-name="T6"/></text:p>
      <text:p text:style-name="P26"><text:span text:style-name="T6"><text:tab/>return *this;</text:span></text:p>
      <text:p text:style-name="P26"><text:span text:style-name="T6">}</text:span></text:p>
      <text:p text:style-name="P26"><text:span text:style-name="T6"/></text:p>
      <text:p text:style-name="P26"><text:span text:style-name="T6">bool Trapezoid::operator == (const Trapezoid&amp; other) const</text:span></text:p>
      <text:p text:style-name="P26"><text:span text:style-name="T6">{</text:span></text:p>
      <text:p text:style-name="P26"><text:span text:style-name="T6"><text:tab/>return m_sideA == other.m_sideA &amp;&amp; m_sideB == other.m_sideB &amp;&amp; m_height == other.m_height;</text:span></text:p>
      <text:p text:style-name="P26"><text:span text:style-name="T6">}</text:span></text:p>
      <text:p text:style-name="P26"><text:span text:style-name="T6"/></text:p>
      <text:p text:style-name="P26"><text:span text:style-name="T6">void* Trapezoid::operator new (size_t size)</text:span></text:p>
      <text:p text:style-name="P26"><text:span text:style-name="T6">{</text:span></text:p>
      <text:p text:style-name="P26"><text:span text:style-name="T6"><text:tab/>return Figure::allocator.allocate();</text:span></text:p>
      <text:p text:style-name="P26"><text:span text:style-name="T6">}</text:span></text:p>
      <text:p text:style-name="P26"><text:span text:style-name="T6"/></text:p>
      <text:p text:style-name="P26"><text:span text:style-name="T6">void Trapezoid::operator delete (void* p)</text:span></text:p>
      <text:p text:style-name="P26"><text:span text:style-name="T6">{</text:span></text:p>
      <text:p text:style-name="P26"><text:span text:style-name="T6"><text:tab/>Figure::allocator.deallocate(p);</text:span></text:p>
      <text:p text:style-name="P26"><text:span text:style-name="T6">}</text:span></text:p>
      <text:p text:style-name="P26"><text:span text:style-name="T6"/></text:p>
      <text:p text:style-name="P26"><text:span text:style-name="T6">std::ostream&amp; operator &lt;&lt; (std::ostream&amp; os, const Trapezoid&amp; trapezoid)</text:span></text:p>
      <text:p text:style-name="P26"><text:span text:style-name="T6">{</text:span></text:p>
      <text:p text:style-name="P26"><text:span text:style-name="T6"><text:tab/>os &lt;&lt; "================" &lt;&lt; std::endl;</text:span></text:p>
      <text:p text:style-name="P26"><text:span text:style-name="T6"><text:tab/>os &lt;&lt; "Figure type: trapezoid" &lt;&lt; std::endl;</text:span></text:p>
      <text:p text:style-name="P26"><text:span text:style-name="T6"><text:tab/>os &lt;&lt; "Side A size: " &lt;&lt; trapezoid.m_sideA &lt;&lt; std::endl;</text:span></text:p>
      <text:p text:style-name="P26"><text:span text:style-name="T6"><text:tab/>os &lt;&lt; "Side B size: " &lt;&lt; trapezoid.m_sideB &lt;&lt; std::endl;</text:span></text:p>
      <text:p text:style-name="P26"><text:span text:style-name="T6"><text:tab/>os &lt;&lt; "Height: " &lt;&lt; trapezoid.m_height &lt;&lt; std::endl;</text:span></text:p>
      <text:p text:style-name="P26"><text:span text:style-name="T6"/></text:p>
      <text:p text:style-name="P26"><text:span text:style-name="T6"><text:tab/>return os;</text:span></text:p>
      <text:p text:style-name="P26"><text:span text:style-name="T6">}</text:span></text:p>
      <text:p text:style-name="P26"><text:span text:style-name="T6"/></text:p>
      <text:p text:style-name="P26"><text:span text:style-name="T6">std::istream&amp; operator &gt;&gt; (std::istream&amp; is, Trapezoid&amp; trapezoid)</text:span></text:p>
      <text:p text:style-name="P26"><text:span text:style-name="T6">{</text:span></text:p>
      <text:p text:style-name="P26"><text:span text:style-name="T6"><text:tab/>std::cout &lt;&lt; "================" &lt;&lt; std::endl;</text:span></text:p>
      <text:p text:style-name="P26"><text:span text:style-name="T6"><text:tab/>std::cout &lt;&lt; "Enter side A: ";</text:span></text:p>
      <text:p text:style-name="P26"><text:span text:style-name="T6"><text:tab/>is &gt;&gt; trapezoid.m_sideA;</text:span></text:p>
      <text:p text:style-name="P26"><text:span text:style-name="T6"><text:tab/>std::cout &lt;&lt; "Enter side B: ";</text:span></text:p>
      <text:p text:style-name="P26"><text:span text:style-name="T6"><text:tab/>is &gt;&gt; trapezoid.m_sideB;</text:span></text:p>
      <text:p text:style-name="P26"><text:span text:style-name="T6"><text:tab/>std::cout &lt;&lt; "Enter height: ";</text:span></text:p>
      <text:p text:style-name="P26"><text:span text:style-name="T6"><text:tab/>is &gt;&gt; trapezoid.m_height;</text:span></text:p>
      <text:p text:style-name="P26"><text:span text:style-name="T6"/></text:p>
      <text:p text:style-name="P26"><text:span text:style-name="T6"><text:tab/>return is;</text:span></text:p>
      <text:p text:style-name="P26"><text:span text:style-name="T6">}</text:span></text:p>
      <text:p text:style-name="P26"><text:span text:style-name="T6"/></text:p>
      <text:p text:style-name="P26"><text:span text:style-name="T6">allocator.h:</text:span></text:p>
      <text:p text:style-name="P26"><text:soft-page-break/><text:span text:style-name="T6">#ifndef ALLOCATOR_H</text:span></text:p>
      <text:p text:style-name="P26"><text:span text:style-name="T6">#define ALLOCATOR_H</text:span></text:p>
      <text:p text:style-name="P26"><text:span text:style-name="T6"/></text:p>
      <text:p text:style-name="P26"><text:span text:style-name="T6">#include &lt;cstdlib&gt;</text:span></text:p>
      <text:p text:style-name="P26"><text:span text:style-name="T6">#include "list.h"</text:span></text:p>
      <text:p text:style-name="P26"><text:span text:style-name="T6"/></text:p>
      <text:p text:style-name="P26"><text:span text:style-name="T6">#define R_CAST(__ptr, __type) reinterpret_cast&lt;__type&gt;(__ptr)</text:span></text:p>
      <text:p text:style-name="P26"><text:span text:style-name="T6"/></text:p>
      <text:p text:style-name="P26"><text:span text:style-name="T6">class Allocator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Allocator(unsigned int blockSize, unsigned int count);</text:span></text:p>
      <text:p text:style-name="P26"><text:span text:style-name="T6"><text:tab/>~Allocator();</text:span></text:p>
      <text:p text:style-name="P26"><text:span text:style-name="T6"/></text:p>
      <text:p text:style-name="P26"><text:span text:style-name="T6"><text:tab/>void* allocate();</text:span></text:p>
      <text:p text:style-name="P26"><text:span text:style-name="T6"><text:tab/>void deallocate(void* p);</text:span></text:p>
      <text:p text:style-name="P26"><text:span text:style-name="T6"><text:tab/>bool hasFreeBlocks() const;</text:span></text:p>
      <text:p text:style-name="P26"><text:span text:style-name="T6"/></text:p>
      <text:p text:style-name="P26"><text:span text:style-name="T6">private:</text:span></text:p>
      <text:p text:style-name="P26"><text:span text:style-name="T6"><text:tab/>void* m_memory;</text:span></text:p>
      <text:p text:style-name="P26"><text:span text:style-name="T6"><text:tab/>List&lt;unsigned int&gt; m_freeBlocks;</text:span></text:p>
      <text:p text:style-name="P26"><text:span text:style-name="T6">};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rectangle.h:</text:span></text:p>
      <text:p text:style-name="P26"><text:span text:style-name="T6">#ifndef RECTANGLE_H</text:span></text:p>
      <text:p text:style-name="P26"><text:span text:style-name="T6">#define RECTANGLE_H</text:span></text:p>
      <text:p text:style-name="P26"><text:span text:style-name="T6"/></text:p>
      <text:p text:style-name="P26"><text:span text:style-name="T6">#include &lt;iostream&gt;</text:span></text:p>
      <text:p text:style-name="P26"><text:span text:style-name="T6">#include "figure.h"</text:span></text:p>
      <text:p text:style-name="P26"><text:span text:style-name="T6"/></text:p>
      <text:p text:style-name="P26"><text:span text:style-name="T6">class Rectangle : public Figure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Rectangle();</text:span></text:p>
      <text:p text:style-name="P26"><text:span text:style-name="T6"><text:tab/>Rectangle(std::istream&amp; is);</text:span></text:p>
      <text:p text:style-name="P26"><text:span text:style-name="T6"/></text:p>
      <text:p text:style-name="P26"><text:span text:style-name="T6"><text:tab/>void print() const override;</text:span></text:p>
      <text:p text:style-name="P26"><text:span text:style-name="T6"><text:tab/>double area() const override;</text:span></text:p>
      <text:p text:style-name="P26"><text:span text:style-name="T6"/></text:p>
      <text:p text:style-name="P26"><text:span text:style-name="T6"><text:tab/>Rectangle&amp; operator = (const Rectangle&amp; other);</text:span></text:p>
      <text:p text:style-name="P26"><text:span text:style-name="T6"><text:tab/>bool operator == (const Rectangle&amp; other) const;</text:span></text:p>
      <text:p text:style-name="P26"><text:span text:style-name="T6"/></text:p>
      <text:p text:style-name="P26"><text:span text:style-name="T6"><text:tab/>void* operator new (size_t size);</text:span></text:p>
      <text:p text:style-name="P26"><text:span text:style-name="T6"><text:tab/>void operator delete (void* p);</text:span></text:p>
      <text:p text:style-name="P26"><text:span text:style-name="T6"/></text:p>
      <text:p text:style-name="P26"><text:span text:style-name="T6"><text:tab/>friend std::ostream&amp; operator &lt;&lt; (std::ostream&amp; os, const Rectangle&amp; rectangle);</text:span></text:p>
      <text:p text:style-name="P26"><text:span text:style-name="T6"><text:tab/>friend std::istream&amp; operator &gt;&gt; (std::istream&amp; is, Rectangle&amp; rectangle);</text:span></text:p>
      <text:p text:style-name="P26"><text:span text:style-name="T6"/></text:p>
      <text:p text:style-name="P26"><text:span text:style-name="T6">private:</text:span></text:p>
      <text:p text:style-name="P26"><text:span text:style-name="T6"><text:tab/>double m_sideA;</text:span></text:p>
      <text:p text:style-name="P26"><text:span text:style-name="T6"><text:tab/>double m_sideB;</text:span></text:p>
      <text:p text:style-name="P26"><text:span text:style-name="T6">};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allocator.cpp:</text:span></text:p>
      <text:p text:style-name="P26"><text:span text:style-name="T6">#include "allocator.h"</text:span></text:p>
      <text:p text:style-name="P26"><text:span text:style-name="T6"/></text:p>
      <text:p text:style-name="P26"><text:span text:style-name="T6">Allocator::Allocator(unsigned int blockSize, unsigned int count)</text:span></text:p>
      <text:p text:style-name="P26"><text:span text:style-name="T6">{</text:span></text:p>
      <text:p text:style-name="P26"><text:span text:style-name="T6"><text:tab/>m_memory = malloc(blockSize * count);</text:span></text:p>
      <text:p text:style-name="P26"><text:soft-page-break/><text:span text:style-name="T6"/></text:p>
      <text:p text:style-name="P26"><text:span text:style-name="T6"><text:tab/>for (unsigned int i = 0; i &lt; count; ++i)</text:span></text:p>
      <text:p text:style-name="P26"><text:span text:style-name="T6"><text:tab/><text:tab/>m_freeBlocks.add(std::make_shared&lt;unsigned int&gt;(i * blockSize));</text:span></text:p>
      <text:p text:style-name="P26"><text:span text:style-name="T6">}</text:span></text:p>
      <text:p text:style-name="P26"><text:span text:style-name="T6"/></text:p>
      <text:p text:style-name="P26"><text:span text:style-name="T6">Allocator::~Allocator()</text:span></text:p>
      <text:p text:style-name="P26"><text:span text:style-name="T6">{</text:span></text:p>
      <text:p text:style-name="P26"><text:span text:style-name="T6"><text:tab/>free(m_memory);</text:span></text:p>
      <text:p text:style-name="P26"><text:span text:style-name="T6">}</text:span></text:p>
      <text:p text:style-name="P26"><text:span text:style-name="T6"/></text:p>
      <text:p text:style-name="P26"><text:span text:style-name="T6">void* Allocator::allocate()</text:span></text:p>
      <text:p text:style-name="P26"><text:span text:style-name="T6">{</text:span></text:p>
      <text:p text:style-name="P26"><text:span text:style-name="T6"><text:tab/>void* res = R_CAST(R_CAST(m_memory, char*) + **m_freeBlocks.get(0), void*);</text:span></text:p>
      <text:p text:style-name="P26"><text:span text:style-name="T6"/></text:p>
      <text:p text:style-name="P26"><text:span text:style-name="T6"><text:tab/>m_freeBlocks.erase(m_freeBlocks.begin());</text:span></text:p>
      <text:p text:style-name="P26"><text:span text:style-name="T6"/></text:p>
      <text:p text:style-name="P26"><text:span text:style-name="T6"><text:tab/>return res;</text:span></text:p>
      <text:p text:style-name="P26"><text:span text:style-name="T6">}</text:span></text:p>
      <text:p text:style-name="P26"><text:span text:style-name="T6"/></text:p>
      <text:p text:style-name="P26"><text:span text:style-name="T6">void Allocator::deallocate(void* p)</text:span></text:p>
      <text:p text:style-name="P26"><text:span text:style-name="T6">{</text:span></text:p>
      <text:p text:style-name="P26"><text:span text:style-name="T6"><text:tab/>unsigned int offset = R_CAST(p, char*) - R_CAST(m_memory, char*);</text:span></text:p>
      <text:p text:style-name="P26"><text:span text:style-name="T6"><text:tab/></text:span></text:p>
      <text:p text:style-name="P26"><text:span text:style-name="T6"><text:tab/>m_freeBlocks.add(std::make_shared&lt;unsigned int&gt;(offset));</text:span></text:p>
      <text:p text:style-name="P26"><text:span text:style-name="T6">}</text:span></text:p>
      <text:p text:style-name="P26"><text:span text:style-name="T6"/></text:p>
      <text:p text:style-name="P26"><text:span text:style-name="T6">bool Allocator::hasFreeBlocks() const</text:span></text:p>
      <text:p text:style-name="P26"><text:span text:style-name="T6">{</text:span></text:p>
      <text:p text:style-name="P26"><text:span text:style-name="T6"><text:tab/>return m_freeBlocks.size() &gt; 0;</text:span></text:p>
      <text:p text:style-name="P26"><text:span text:style-name="T6">}</text:span></text:p>
      <text:p text:style-name="P26"><text:span text:style-name="T6"/></text:p>
      <text:p text:style-name="P26"><text:span text:style-name="T6">queue_impl.cpp:</text:span></text:p>
      <text:p text:style-name="P26"><text:span text:style-name="T6">template &lt;class T&gt;</text:span></text:p>
      <text:p text:style-name="P26"><text:span text:style-name="T6">Queue&lt;T&gt;::Queue()</text:span></text:p>
      <text:p text:style-name="P26"><text:span text:style-name="T6">{</text:span></text:p>
      <text:p text:style-name="P26"><text:span text:style-name="T6"><text:tab/>m_size = 0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Queue&lt;T&gt;::~Queue()</text:span></text:p>
      <text:p text:style-name="P26"><text:span text:style-name="T6">{</text:span></text:p>
      <text:p text:style-name="P26"><text:span text:style-name="T6"><text:tab/>while (size() &gt; 0)</text:span></text:p>
      <text:p text:style-name="P26"><text:span text:style-name="T6"><text:tab/><text:tab/>pop(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Queue&lt;T&gt;::push(const std::shared_ptr&lt;T&gt;&amp; item)</text:span></text:p>
      <text:p text:style-name="P26"><text:span text:style-name="T6">{</text:span></text:p>
      <text:p text:style-name="P26"><text:span text:style-name="T6"><text:tab/>std::shared_ptr&lt;QueueItem&lt;T&gt;&gt; itemPtr = std::make_shared&lt;QueueItem&lt;T&gt;&gt;(item);</text:span></text:p>
      <text:p text:style-name="P26"><text:span text:style-name="T6"/></text:p>
      <text:p text:style-name="P26"><text:span text:style-name="T6"><text:tab/>if (m_size == 0)</text:span></text:p>
      <text:p text:style-name="P26"><text:span text:style-name="T6"><text:tab/>{</text:span></text:p>
      <text:p text:style-name="P26"><text:span text:style-name="T6"><text:tab/><text:tab/>m_front = itemPtr;</text:span></text:p>
      <text:p text:style-name="P26"><text:span text:style-name="T6"><text:tab/><text:tab/>m_end = m_front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{</text:span></text:p>
      <text:p text:style-name="P26"><text:span text:style-name="T6"><text:tab/><text:tab/>m_end-&gt;setNext(itemPtr);</text:span></text:p>
      <text:p text:style-name="P26"><text:span text:style-name="T6"><text:tab/><text:tab/>m_end = itemPtr;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++m_size;</text:span></text:p>
      <text:p text:style-name="P26"><text:span text:style-name="T6">}</text:span></text:p>
      <text:p text:style-name="P26"><text:soft-page-break/><text:span text:style-name="T6"/></text:p>
      <text:p text:style-name="P26"><text:span text:style-name="T6">template &lt;class T&gt;</text:span></text:p>
      <text:p text:style-name="P26"><text:span text:style-name="T6">void Queue&lt;T&gt;::pop()</text:span></text:p>
      <text:p text:style-name="P26"><text:span text:style-name="T6">{</text:span></text:p>
      <text:p text:style-name="P26"><text:span text:style-name="T6"><text:tab/>if (m_size == 1)</text:span></text:p>
      <text:p text:style-name="P26"><text:span text:style-name="T6"><text:tab/>{</text:span></text:p>
      <text:p text:style-name="P26"><text:span text:style-name="T6"><text:tab/><text:tab/>m_front = nullptr;</text:span></text:p>
      <text:p text:style-name="P26"><text:span text:style-name="T6"><text:tab/><text:tab/>m_end = nullptr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<text:tab/>m_front = m_front-&gt;getNext();</text:span></text:p>
      <text:p text:style-name="P26"><text:span text:style-name="T6"/></text:p>
      <text:p text:style-name="P26"><text:span text:style-name="T6"><text:tab/>--m_size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unsigned int Queue&lt;T&gt;::size() const</text:span></text:p>
      <text:p text:style-name="P26"><text:span text:style-name="T6">{</text:span></text:p>
      <text:p text:style-name="P26"><text:span text:style-name="T6"><text:tab/>return m_size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shared_ptr&lt;T&gt; Queue&lt;T&gt;::front() const</text:span></text:p>
      <text:p text:style-name="P26"><text:span text:style-name="T6">{</text:span></text:p>
      <text:p text:style-name="P26"><text:span text:style-name="T6"><text:tab/>return m_front-&gt;getItem(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Iterator&lt;QueueItem&lt;T&gt;, T&gt; Queue&lt;T&gt;::begin() const</text:span></text:p>
      <text:p text:style-name="P26"><text:span text:style-name="T6">{</text:span></text:p>
      <text:p text:style-name="P26"><text:span text:style-name="T6"><text:tab/>return Iterator&lt;QueueItem&lt;T&gt;, T&gt;(m_front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Iterator&lt;QueueItem&lt;T&gt;, T&gt; Queue&lt;T&gt;::end() const</text:span></text:p>
      <text:p text:style-name="P26"><text:span text:style-name="T6">{</text:span></text:p>
      <text:p text:style-name="P26"><text:span text:style-name="T6"><text:tab/>return Iterator&lt;QueueItem&lt;T&gt;, T&gt;(nullptr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Queue&lt;T&gt;::sort()</text:span></text:p>
      <text:p text:style-name="P26"><text:span text:style-name="T6">{</text:span></text:p>
      <text:p text:style-name="P26"><text:span text:style-name="T6"><text:tab/>sortHelper(*this, false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Queue&lt;T&gt;::sortParallel()</text:span></text:p>
      <text:p text:style-name="P26"><text:span text:style-name="T6">{</text:span></text:p>
      <text:p text:style-name="P26"><text:span text:style-name="T6"><text:tab/>sortHelper(*this, true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Queue&lt;T&gt;::sortHelper(Queue&lt;T&gt;&amp; q, bool isParallel)</text:span></text:p>
      <text:p text:style-name="P26"><text:span text:style-name="T6">{</text:span></text:p>
      <text:p text:style-name="P26"><text:span text:style-name="T6"><text:tab/>if (q.size() &lt;= 1)</text:span></text:p>
      <text:p text:style-name="P26"><text:span text:style-name="T6"><text:tab/><text:tab/>return;</text:span></text:p>
      <text:p text:style-name="P26"><text:span text:style-name="T6"/></text:p>
      <text:p text:style-name="P26"><text:span text:style-name="T6"><text:tab/>Queue&lt;T&gt; left;</text:span></text:p>
      <text:p text:style-name="P26"><text:span text:style-name="T6"><text:tab/>Queue&lt;T&gt; right;</text:span></text:p>
      <text:p text:style-name="P26"><text:span text:style-name="T6"><text:tab/>std::shared_ptr&lt;T&gt; mid = q.front();</text:span></text:p>
      <text:p text:style-name="P26"><text:span text:style-name="T6"/></text:p>
      <text:p text:style-name="P26"><text:span text:style-name="T6"><text:tab/>q.pop();</text:span></text:p>
      <text:p text:style-name="P26"><text:span text:style-name="T6"/></text:p>
      <text:p text:style-name="P26"><text:soft-page-break/><text:span text:style-name="T6"><text:tab/>while (q.size() &gt; 0)</text:span></text:p>
      <text:p text:style-name="P26"><text:span text:style-name="T6"><text:tab/>{</text:span></text:p>
      <text:p text:style-name="P26"><text:span text:style-name="T6"><text:tab/><text:tab/>std::shared_ptr&lt;T&gt; item = q.front();</text:span></text:p>
      <text:p text:style-name="P26"><text:span text:style-name="T6"/></text:p>
      <text:p text:style-name="P26"><text:span text:style-name="T6"><text:tab/><text:tab/>q.pop();</text:span></text:p>
      <text:p text:style-name="P26"><text:span text:style-name="T6"/></text:p>
      <text:p text:style-name="P26"><text:span text:style-name="T6"><text:tab/><text:tab/>if (item-&gt;area() &lt; mid-&gt;area())</text:span></text:p>
      <text:p text:style-name="P26"><text:span text:style-name="T6"><text:tab/><text:tab/><text:tab/>left.push(item);</text:span></text:p>
      <text:p text:style-name="P26"><text:span text:style-name="T6"><text:tab/><text:tab/>else</text:span></text:p>
      <text:p text:style-name="P26"><text:span text:style-name="T6"><text:tab/><text:tab/><text:tab/>right.push(item);</text:span></text:p>
      <text:p text:style-name="P26"><text:span text:style-name="T6"><text:tab/>}</text:span></text:p>
      <text:p text:style-name="P26"><text:span text:style-name="T6"><text:tab/></text:span></text:p>
      <text:p text:style-name="P26"><text:span text:style-name="T6"><text:tab/>if (isParallel)</text:span></text:p>
      <text:p text:style-name="P26"><text:span text:style-name="T6"><text:tab/>{</text:span></text:p>
      <text:p text:style-name="P26"><text:span text:style-name="T6"><text:tab/><text:tab/>std::future&lt;void&gt; leftFu = sortParallelHelper(left);</text:span></text:p>
      <text:p text:style-name="P26"><text:span text:style-name="T6"><text:tab/><text:tab/>std::future&lt;void&gt; rightFu = sortParallelHelper(right);</text:span></text:p>
      <text:p text:style-name="P26"><text:span text:style-name="T6"/></text:p>
      <text:p text:style-name="P26"><text:span text:style-name="T6"><text:tab/><text:tab/>leftFu.get();</text:span></text:p>
      <text:p text:style-name="P26"><text:span text:style-name="T6"><text:tab/><text:tab/>rightFu.get();</text:span></text:p>
      <text:p text:style-name="P26"><text:span text:style-name="T6"><text:tab/>}</text:span></text:p>
      <text:p text:style-name="P26"><text:span text:style-name="T6"><text:tab/>else</text:span></text:p>
      <text:p text:style-name="P26"><text:span text:style-name="T6"><text:tab/>{</text:span></text:p>
      <text:p text:style-name="P26"><text:span text:style-name="T6"><text:tab/><text:tab/>sortHelper(left, isParallel);</text:span></text:p>
      <text:p text:style-name="P26"><text:span text:style-name="T6"><text:tab/><text:tab/>sortHelper(right, isParallel);</text:span></text:p>
      <text:p text:style-name="P26"><text:span text:style-name="T6"><text:tab/>}</text:span></text:p>
      <text:p text:style-name="P26"><text:span text:style-name="T6"><text:tab/></text:span></text:p>
      <text:p text:style-name="P26"><text:span text:style-name="T6"><text:tab/>while (left.size() &gt; 0)</text:span></text:p>
      <text:p text:style-name="P26"><text:span text:style-name="T6"><text:tab/>{</text:span></text:p>
      <text:p text:style-name="P26"><text:span text:style-name="T6"><text:tab/><text:tab/>q.push(left.front());</text:span></text:p>
      <text:p text:style-name="P26"><text:span text:style-name="T6"><text:tab/><text:tab/>left.pop();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q.push(mid);</text:span></text:p>
      <text:p text:style-name="P26"><text:span text:style-name="T6"/></text:p>
      <text:p text:style-name="P26"><text:span text:style-name="T6"><text:tab/>while (right.size() &gt; 0)</text:span></text:p>
      <text:p text:style-name="P26"><text:span text:style-name="T6"><text:tab/>{</text:span></text:p>
      <text:p text:style-name="P26"><text:span text:style-name="T6"><text:tab/><text:tab/>q.push(right.front());</text:span></text:p>
      <text:p text:style-name="P26"><text:span text:style-name="T6"><text:tab/><text:tab/>right.pop();</text:span></text:p>
      <text:p text:style-name="P26"><text:span text:style-name="T6"><text:tab/>}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future&lt;void&gt; Queue&lt;T&gt;::sortParallelHelper(Queue&lt;T&gt;&amp; q)</text:span></text:p>
      <text:p text:style-name="P26"><text:span text:style-name="T6">{</text:span></text:p>
      <text:p text:style-name="P26"><text:span text:style-name="T6"><text:tab/>auto funcObj = std::bind(&amp;Queue&lt;T&gt;::sortHelper, this, std::ref(q), true);</text:span></text:p>
      <text:p text:style-name="P26"><text:span text:style-name="T6"><text:tab/>std::packaged_task&lt;void()&gt; task(funcObj);</text:span></text:p>
      <text:p text:style-name="P26"><text:span text:style-name="T6"><text:tab/>std::future&lt;void&gt; res(task.get_future());</text:span></text:p>
      <text:p text:style-name="P26"><text:span text:style-name="T6"><text:tab/>std::thread th(std::move(task));</text:span></text:p>
      <text:p text:style-name="P26"><text:span text:style-name="T6"/></text:p>
      <text:p text:style-name="P26"><text:span text:style-name="T6"><text:tab/>th.detach();</text:span></text:p>
      <text:p text:style-name="P26"><text:span text:style-name="T6"/></text:p>
      <text:p text:style-name="P26"><text:span text:style-name="T6"><text:tab/>return res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K&gt;</text:span></text:p>
      <text:p text:style-name="P26"><text:span text:style-name="T6">std::ostream&amp; operator &lt;&lt; (std::ostream&amp; os, const Queue&lt;K&gt;&amp; queue)</text:span></text:p>
      <text:p text:style-name="P26"><text:span text:style-name="T6">{</text:span></text:p>
      <text:p text:style-name="P26"><text:span text:style-name="T6"><text:tab/>if (queue.size() == 0)</text:span></text:p>
      <text:p text:style-name="P26"><text:span text:style-name="T6"><text:tab/>{</text:span></text:p>
      <text:p text:style-name="P26"><text:span text:style-name="T6"><text:tab/><text:tab/>os &lt;&lt; "================" &lt;&lt; std::endl;</text:span></text:p>
      <text:p text:style-name="P26"><text:span text:style-name="T6"><text:tab/><text:tab/>os &lt;&lt; "Queue is empty" &lt;&lt; std::endl;</text:span></text:p>
      <text:p text:style-name="P26"><text:span text:style-name="T6"><text:tab/>}</text:span></text:p>
      <text:p text:style-name="P26"><text:span text:style-name="T6"><text:tab/>else</text:span></text:p>
      <text:p text:style-name="P26"><text:soft-page-break/><text:span text:style-name="T6"><text:tab/>{</text:span></text:p>
      <text:p text:style-name="P26"><text:span text:style-name="T6"><text:tab/><text:tab/>for (std::shared_ptr&lt;K&gt; item : queue)</text:span></text:p>
      <text:p text:style-name="P26"><text:span text:style-name="T6"><text:tab/><text:tab/>{</text:span></text:p>
      <text:p text:style-name="P26"><text:span text:style-name="T6"><text:tab/><text:tab/><text:tab/>item-&gt;print();</text:span></text:p>
      <text:p text:style-name="P26"><text:span text:style-name="T6"/></text:p>
      <text:p text:style-name="P26"><text:span text:style-name="T6"><text:tab/><text:tab/><text:tab/>std::cout &lt;&lt; "Area: " &lt;&lt; item-&gt;area() &lt;&lt; std::endl;</text:span></text:p>
      <text:p text:style-name="P26"><text:span text:style-name="T6"><text:tab/><text:tab/>}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return os;</text:span></text:p>
      <text:p text:style-name="P26"><text:span text:style-name="T6">}</text:span></text:p>
      <text:p text:style-name="P26"><text:span text:style-name="T6"/></text:p>
      <text:p text:style-name="P26"><text:span text:style-name="T6">list_item_impl.cpp:</text:span></text:p>
      <text:p text:style-name="P26"><text:span text:style-name="T6">template &lt;class T&gt;</text:span></text:p>
      <text:p text:style-name="P26"><text:span text:style-name="T6">ListItem&lt;T&gt;::ListItem(const std::shared_ptr&lt;T&gt;&amp; item)</text:span></text:p>
      <text:p text:style-name="P26"><text:span text:style-name="T6">{</text:span></text:p>
      <text:p text:style-name="P26"><text:span text:style-name="T6"><text:tab/>m_item = item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ListItem&lt;T&gt;::setPrev(std::shared_ptr&lt;ListItem&lt;T&gt;&gt; prev)</text:span></text:p>
      <text:p text:style-name="P26"><text:span text:style-name="T6">{</text:span></text:p>
      <text:p text:style-name="P26"><text:span text:style-name="T6"><text:tab/>m_prev = prev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void ListItem&lt;T&gt;::setNext(std::shared_ptr&lt;ListItem&lt;T&gt;&gt; next)</text:span></text:p>
      <text:p text:style-name="P26"><text:span text:style-name="T6">{</text:span></text:p>
      <text:p text:style-name="P26"><text:span text:style-name="T6"><text:tab/>m_next = next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shared_ptr&lt;ListItem&lt;T&gt;&gt; ListItem&lt;T&gt;::getPrev()</text:span></text:p>
      <text:p text:style-name="P26"><text:span text:style-name="T6">{</text:span></text:p>
      <text:p text:style-name="P26"><text:span text:style-name="T6"><text:tab/>return m_prev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shared_ptr&lt;ListItem&lt;T&gt;&gt; ListItem&lt;T&gt;::getNext()</text:span></text:p>
      <text:p text:style-name="P26"><text:span text:style-name="T6">{</text:span></text:p>
      <text:p text:style-name="P26"><text:span text:style-name="T6"><text:tab/>return m_next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std::shared_ptr&lt;T&gt; ListItem&lt;T&gt;::getItem() const</text:span></text:p>
      <text:p text:style-name="P26"><text:span text:style-name="T6">{</text:span></text:p>
      <text:p text:style-name="P26"><text:span text:style-name="T6"><text:tab/>return m_item;</text:span></text:p>
      <text:p text:style-name="P26"><text:span text:style-name="T6">}</text:span></text:p>
      <text:p text:style-name="P26"><text:span text:style-name="T6"/></text:p>
      <text:p text:style-name="P26"><text:span text:style-name="T6">figure.h:</text:span></text:p>
      <text:p text:style-name="P26"><text:span text:style-name="T6">#ifndef FIGURE_H</text:span></text:p>
      <text:p text:style-name="P26"><text:span text:style-name="T6">#define FIGURE_H</text:span></text:p>
      <text:p text:style-name="P26"><text:span text:style-name="T6"/></text:p>
      <text:p text:style-name="P26"><text:span text:style-name="T6">#include "allocator.h"</text:span></text:p>
      <text:p text:style-name="P26"><text:span text:style-name="T6"/></text:p>
      <text:p text:style-name="P26"><text:span text:style-name="T6">class Figure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virtual ~Figure() {}</text:span></text:p>
      <text:p text:style-name="P26"><text:span text:style-name="T6"><text:tab/>virtual void print() const = 0;</text:span></text:p>
      <text:p text:style-name="P26"><text:span text:style-name="T6"><text:tab/>virtual double area() const = 0;</text:span></text:p>
      <text:p text:style-name="P26"><text:span text:style-name="T6"/></text:p>
      <text:p text:style-name="P26"><text:span text:style-name="T6"><text:tab/>static Allocator allocator;</text:span></text:p>
      <text:p text:style-name="P26"><text:soft-page-break/><text:span text:style-name="T6">};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iterator_impl.cpp:</text:span></text:p>
      <text:p text:style-name="P26"><text:span text:style-name="T6">template &lt;class N, class T&gt;</text:span></text:p>
      <text:p text:style-name="P26"><text:span text:style-name="T6">Iterator&lt;N, T&gt;::Iterator(const std::shared_ptr&lt;N&gt;&amp; item)</text:span></text:p>
      <text:p text:style-name="P26"><text:span text:style-name="T6">{</text:span></text:p>
      <text:p text:style-name="P26"><text:span text:style-name="T6"><text:tab/>m_item = item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std::shared_ptr&lt;N&gt; Iterator&lt;N, T&gt;::getItem() const</text:span></text:p>
      <text:p text:style-name="P26"><text:span text:style-name="T6">{</text:span></text:p>
      <text:p text:style-name="P26"><text:span text:style-name="T6"><text:tab/>return m_item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std::shared_ptr&lt;T&gt; Iterator&lt;N, T&gt;::operator * ()</text:span></text:p>
      <text:p text:style-name="P26"><text:span text:style-name="T6">{</text:span></text:p>
      <text:p text:style-name="P26"><text:span text:style-name="T6"><text:tab/>return m_item-&gt;getItem(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std::shared_ptr&lt;T&gt; Iterator&lt;N, T&gt;::operator -&gt; ()</text:span></text:p>
      <text:p text:style-name="P26"><text:span text:style-name="T6">{</text:span></text:p>
      <text:p text:style-name="P26"><text:span text:style-name="T6"><text:tab/>return m_item-&gt;getItem()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Iterator&lt;N, T&gt; Iterator&lt;N, T&gt;::operator ++ ()</text:span></text:p>
      <text:p text:style-name="P26"><text:span text:style-name="T6">{</text:span></text:p>
      <text:p text:style-name="P26"><text:span text:style-name="T6"><text:tab/>m_item = m_item-&gt;getNext();</text:span></text:p>
      <text:p text:style-name="P26"><text:span text:style-name="T6"/></text:p>
      <text:p text:style-name="P26"><text:span text:style-name="T6"><text:tab/>return *this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Iterator&lt;N, T&gt; Iterator&lt;N, T&gt;::operator ++ (int index)</text:span></text:p>
      <text:p text:style-name="P26"><text:span text:style-name="T6">{</text:span></text:p>
      <text:p text:style-name="P26"><text:span text:style-name="T6"><text:tab/>Iterator tmp(m_item);</text:span></text:p>
      <text:p text:style-name="P26"><text:span text:style-name="T6"/></text:p>
      <text:p text:style-name="P26"><text:span text:style-name="T6"><text:tab/>m_item = m_item-&gt;getNext();</text:span></text:p>
      <text:p text:style-name="P26"><text:span text:style-name="T6"/></text:p>
      <text:p text:style-name="P26"><text:span text:style-name="T6"><text:tab/>return tmp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bool Iterator&lt;N, T&gt;::operator == (const Iterator&amp; other) const</text:span></text:p>
      <text:p text:style-name="P26"><text:span text:style-name="T6">{</text:span></text:p>
      <text:p text:style-name="P26"><text:span text:style-name="T6"><text:tab/>return m_item == other.m_item;</text:span></text:p>
      <text:p text:style-name="P26"><text:span text:style-name="T6">}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bool Iterator&lt;N, T&gt;::operator != (const Iterator&amp; other) const</text:span></text:p>
      <text:p text:style-name="P26"><text:span text:style-name="T6">{</text:span></text:p>
      <text:p text:style-name="P26"><text:span text:style-name="T6"><text:tab/>return !(*this == other);</text:span></text:p>
      <text:p text:style-name="P26"><text:span text:style-name="T6">}</text:span></text:p>
      <text:p text:style-name="P26"><text:span text:style-name="T6"/></text:p>
      <text:p text:style-name="P26"><text:span text:style-name="T6">queue.h:</text:span></text:p>
      <text:p text:style-name="P26"><text:span text:style-name="T6">#ifndef QUEUE_H</text:span></text:p>
      <text:p text:style-name="P26"><text:span text:style-name="T6">#define QUEUE_H</text:span></text:p>
      <text:p text:style-name="P26"><text:span text:style-name="T6"/></text:p>
      <text:p text:style-name="P26"><text:soft-page-break/><text:span text:style-name="T6">#include &lt;iostream&gt;</text:span></text:p>
      <text:p text:style-name="P26"><text:span text:style-name="T6">#include &lt;thread&gt;</text:span></text:p>
      <text:p text:style-name="P26"><text:span text:style-name="T6">#include &lt;future&gt;</text:span></text:p>
      <text:p text:style-name="P26"><text:span text:style-name="T6">#include &lt;functional&gt;</text:span></text:p>
      <text:p text:style-name="P26"><text:span text:style-name="T6">#include "queue_item.h"</text:span></text:p>
      <text:p text:style-name="P26"><text:span text:style-name="T6">#include "iterator.h"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class Queue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Queue();</text:span></text:p>
      <text:p text:style-name="P26"><text:span text:style-name="T6"><text:tab/>~Queue();</text:span></text:p>
      <text:p text:style-name="P26"><text:span text:style-name="T6"/></text:p>
      <text:p text:style-name="P26"><text:span text:style-name="T6"><text:tab/>void push(const std::shared_ptr&lt;T&gt;&amp; item);</text:span></text:p>
      <text:p text:style-name="P26"><text:span text:style-name="T6"><text:tab/>void pop();</text:span></text:p>
      <text:p text:style-name="P26"><text:span text:style-name="T6"><text:tab/>unsigned int size() const;</text:span></text:p>
      <text:p text:style-name="P26"><text:span text:style-name="T6"><text:tab/>std::shared_ptr&lt;T&gt; front() const;</text:span></text:p>
      <text:p text:style-name="P26"><text:span text:style-name="T6"/></text:p>
      <text:p text:style-name="P26"><text:span text:style-name="T6"><text:tab/>Iterator&lt;QueueItem&lt;T&gt;, T&gt; begin() const;</text:span></text:p>
      <text:p text:style-name="P26"><text:span text:style-name="T6"><text:tab/>Iterator&lt;QueueItem&lt;T&gt;, T&gt; end() const;</text:span></text:p>
      <text:p text:style-name="P26"><text:span text:style-name="T6"/></text:p>
      <text:p text:style-name="P26"><text:span text:style-name="T6"><text:tab/>void sort();</text:span></text:p>
      <text:p text:style-name="P26"><text:span text:style-name="T6"><text:tab/>void sortParallel();</text:span></text:p>
      <text:p text:style-name="P26"><text:span text:style-name="T6"/></text:p>
      <text:p text:style-name="P26"><text:span text:style-name="T6"><text:tab/>template &lt;class K&gt;</text:span></text:p>
      <text:p text:style-name="P26"><text:span text:style-name="T6"><text:tab/>friend std::ostream&amp; operator &lt;&lt; (std::ostream&amp; os, const Queue&lt;K&gt;&amp; queue);</text:span></text:p>
      <text:p text:style-name="P26"><text:span text:style-name="T6"/></text:p>
      <text:p text:style-name="P26"><text:span text:style-name="T6">private:</text:span></text:p>
      <text:p text:style-name="P26"><text:span text:style-name="T6"><text:tab/>std::shared_ptr&lt;QueueItem&lt;T&gt;&gt; m_front;</text:span></text:p>
      <text:p text:style-name="P26"><text:span text:style-name="T6"><text:tab/>std::shared_ptr&lt;QueueItem&lt;T&gt;&gt; m_end;</text:span></text:p>
      <text:p text:style-name="P26"><text:span text:style-name="T6"><text:tab/>unsigned int m_size;</text:span></text:p>
      <text:p text:style-name="P26"><text:span text:style-name="T6"/></text:p>
      <text:p text:style-name="P26"><text:span text:style-name="T6"><text:tab/>void sortHelper(Queue&lt;T&gt;&amp; q, bool isParallel);</text:span></text:p>
      <text:p text:style-name="P26"><text:span text:style-name="T6"><text:tab/>std::future&lt;void&gt; sortParallelHelper(Queue&lt;T&gt;&amp; q);</text:span></text:p>
      <text:p text:style-name="P26"><text:span text:style-name="T6">};</text:span></text:p>
      <text:p text:style-name="P26"><text:span text:style-name="T6"/></text:p>
      <text:p text:style-name="P26"><text:span text:style-name="T6">#include "queue_impl.cpp"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square.cpp:</text:span></text:p>
      <text:p text:style-name="P26"><text:span text:style-name="T6">#include "square.h"</text:span></text:p>
      <text:p text:style-name="P26"><text:span text:style-name="T6"/></text:p>
      <text:p text:style-name="P26"><text:span text:style-name="T6">Square::Square()</text:span></text:p>
      <text:p text:style-name="P26"><text:span text:style-name="T6">{</text:span></text:p>
      <text:p text:style-name="P26"><text:span text:style-name="T6"><text:tab/>m_side = 0.0;</text:span></text:p>
      <text:p text:style-name="P26"><text:span text:style-name="T6">}</text:span></text:p>
      <text:p text:style-name="P26"><text:span text:style-name="T6"/></text:p>
      <text:p text:style-name="P26"><text:span text:style-name="T6">Square::Square(std::istream&amp; is)</text:span></text:p>
      <text:p text:style-name="P26"><text:span text:style-name="T6">{</text:span></text:p>
      <text:p text:style-name="P26"><text:span text:style-name="T6"><text:tab/>is &gt;&gt; *this;</text:span></text:p>
      <text:p text:style-name="P26"><text:span text:style-name="T6">}</text:span></text:p>
      <text:p text:style-name="P26"><text:span text:style-name="T6"/></text:p>
      <text:p text:style-name="P26"><text:span text:style-name="T6">void Square::print() const</text:span></text:p>
      <text:p text:style-name="P26"><text:span text:style-name="T6">{</text:span></text:p>
      <text:p text:style-name="P26"><text:span text:style-name="T6"><text:tab/>std::cout &lt;&lt; *this;</text:span></text:p>
      <text:p text:style-name="P26"><text:span text:style-name="T6">}</text:span></text:p>
      <text:p text:style-name="P26"><text:span text:style-name="T6"/></text:p>
      <text:p text:style-name="P26"><text:span text:style-name="T6">double Square::area() const</text:span></text:p>
      <text:p text:style-name="P26"><text:span text:style-name="T6">{</text:span></text:p>
      <text:p text:style-name="P26"><text:span text:style-name="T6"><text:tab/>return m_side * m_side;</text:span></text:p>
      <text:p text:style-name="P26"><text:span text:style-name="T6">}</text:span></text:p>
      <text:p text:style-name="P26"><text:soft-page-break/><text:span text:style-name="T6"/></text:p>
      <text:p text:style-name="P26"><text:span text:style-name="T6">Square&amp; Square::operator = (const Square&amp; other)</text:span></text:p>
      <text:p text:style-name="P26"><text:span text:style-name="T6">{</text:span></text:p>
      <text:p text:style-name="P26"><text:span text:style-name="T6"><text:tab/>if (&amp;other == this)</text:span></text:p>
      <text:p text:style-name="P26"><text:span text:style-name="T6"><text:tab/><text:tab/>return *this;</text:span></text:p>
      <text:p text:style-name="P26"><text:span text:style-name="T6"/></text:p>
      <text:p text:style-name="P26"><text:span text:style-name="T6"><text:tab/>m_side = other.m_side;</text:span></text:p>
      <text:p text:style-name="P26"><text:span text:style-name="T6"/></text:p>
      <text:p text:style-name="P26"><text:span text:style-name="T6"><text:tab/>return *this;</text:span></text:p>
      <text:p text:style-name="P26"><text:span text:style-name="T6">}</text:span></text:p>
      <text:p text:style-name="P26"><text:span text:style-name="T6"/></text:p>
      <text:p text:style-name="P26"><text:span text:style-name="T6">bool Square::operator == (const Square&amp; other) const</text:span></text:p>
      <text:p text:style-name="P26"><text:span text:style-name="T6">{</text:span></text:p>
      <text:p text:style-name="P26"><text:span text:style-name="T6"><text:tab/>return m_side == other.m_side;</text:span></text:p>
      <text:p text:style-name="P26"><text:span text:style-name="T6">}</text:span></text:p>
      <text:p text:style-name="P26"><text:span text:style-name="T6"/></text:p>
      <text:p text:style-name="P26"><text:span text:style-name="T6">void* Square::operator new (size_t size)</text:span></text:p>
      <text:p text:style-name="P26"><text:span text:style-name="T6">{</text:span></text:p>
      <text:p text:style-name="P26"><text:span text:style-name="T6"><text:tab/>return Figure::allocator.allocate();</text:span></text:p>
      <text:p text:style-name="P26"><text:span text:style-name="T6">}</text:span></text:p>
      <text:p text:style-name="P26"><text:span text:style-name="T6"/></text:p>
      <text:p text:style-name="P26"><text:span text:style-name="T6">void Square::operator delete (void* p)</text:span></text:p>
      <text:p text:style-name="P26"><text:span text:style-name="T6">{</text:span></text:p>
      <text:p text:style-name="P26"><text:span text:style-name="T6"><text:tab/>Figure::allocator.deallocate(p);</text:span></text:p>
      <text:p text:style-name="P26"><text:span text:style-name="T6">}</text:span></text:p>
      <text:p text:style-name="P26"><text:span text:style-name="T6"/></text:p>
      <text:p text:style-name="P26"><text:span text:style-name="T6">std::ostream&amp; operator &lt;&lt; (std::ostream&amp; os, const Square&amp; square)</text:span></text:p>
      <text:p text:style-name="P26"><text:span text:style-name="T6">{</text:span></text:p>
      <text:p text:style-name="P26"><text:span text:style-name="T6"><text:tab/>os &lt;&lt; "================" &lt;&lt; std::endl;</text:span></text:p>
      <text:p text:style-name="P26"><text:span text:style-name="T6"><text:tab/>os &lt;&lt; "Figure type: square" &lt;&lt; std::endl;</text:span></text:p>
      <text:p text:style-name="P26"><text:span text:style-name="T6"><text:tab/>os &lt;&lt; "Side size: " &lt;&lt; square.m_side &lt;&lt; std::endl;</text:span></text:p>
      <text:p text:style-name="P26"><text:span text:style-name="T6"/></text:p>
      <text:p text:style-name="P26"><text:span text:style-name="T6"><text:tab/>return os;</text:span></text:p>
      <text:p text:style-name="P26"><text:span text:style-name="T6">}</text:span></text:p>
      <text:p text:style-name="P26"><text:span text:style-name="T6"/></text:p>
      <text:p text:style-name="P26"><text:span text:style-name="T6">std::istream&amp; operator &gt;&gt; (std::istream&amp; is, Square&amp; square)</text:span></text:p>
      <text:p text:style-name="P26"><text:span text:style-name="T6">{</text:span></text:p>
      <text:p text:style-name="P26"><text:span text:style-name="T6"><text:tab/>std::cout &lt;&lt; "================" &lt;&lt; std::endl;</text:span></text:p>
      <text:p text:style-name="P26"><text:span text:style-name="T6"><text:tab/>std::cout &lt;&lt; "Enter side: ";</text:span></text:p>
      <text:p text:style-name="P26"><text:span text:style-name="T6"><text:tab/>is &gt;&gt; square.m_side;</text:span></text:p>
      <text:p text:style-name="P26"><text:span text:style-name="T6"/></text:p>
      <text:p text:style-name="P26"><text:span text:style-name="T6"><text:tab/>return is;</text:span></text:p>
      <text:p text:style-name="P26"><text:span text:style-name="T6">}</text:span></text:p>
      <text:p text:style-name="P26"><text:span text:style-name="T6"/></text:p>
      <text:p text:style-name="P26"><text:span text:style-name="T6">list.h:</text:span></text:p>
      <text:p text:style-name="P26"><text:span text:style-name="T6">#ifndef LIST_H</text:span></text:p>
      <text:p text:style-name="P26"><text:span text:style-name="T6">#define LIST_H</text:span></text:p>
      <text:p text:style-name="P26"><text:span text:style-name="T6"/></text:p>
      <text:p text:style-name="P26"><text:span text:style-name="T6">#include &lt;iostream&gt;</text:span></text:p>
      <text:p text:style-name="P26"><text:span text:style-name="T6">#include "list_item.h"</text:span></text:p>
      <text:p text:style-name="P26"><text:span text:style-name="T6">#include "iterator.h"</text:span></text:p>
      <text:p text:style-name="P26"><text:span text:style-name="T6"/></text:p>
      <text:p text:style-name="P26"><text:span text:style-name="T6">template &lt;class T&gt;</text:span></text:p>
      <text:p text:style-name="P26"><text:span text:style-name="T6">class List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List();</text:span></text:p>
      <text:p text:style-name="P26"><text:span text:style-name="T6"><text:tab/>~List();</text:span></text:p>
      <text:p text:style-name="P26"><text:span text:style-name="T6"/></text:p>
      <text:p text:style-name="P26"><text:span text:style-name="T6"><text:tab/>void add(const std::shared_ptr&lt;T&gt;&amp; item);</text:span></text:p>
      <text:p text:style-name="P26"><text:span text:style-name="T6"><text:tab/>void erase(const Iterator&lt;ListItem&lt;T&gt;, T&gt;&amp; it);</text:span></text:p>
      <text:p text:style-name="P26"><text:span text:style-name="T6"><text:tab/>unsigned int size() const;</text:span></text:p>
      <text:p text:style-name="P26"><text:span text:style-name="T6"><text:tab/>Iterator&lt;ListItem&lt;T&gt;, T&gt; get(unsigned int index) const;</text:span></text:p>
      <text:p text:style-name="P26"><text:soft-page-break/><text:span text:style-name="T6"/></text:p>
      <text:p text:style-name="P26"><text:span text:style-name="T6"><text:tab/>Iterator&lt;ListItem&lt;T&gt;, T&gt; begin() const;</text:span></text:p>
      <text:p text:style-name="P26"><text:span text:style-name="T6"><text:tab/>Iterator&lt;ListItem&lt;T&gt;, T&gt; end() const;</text:span></text:p>
      <text:p text:style-name="P26"><text:span text:style-name="T6"/></text:p>
      <text:p text:style-name="P26"><text:span text:style-name="T6"><text:tab/>template &lt;class K&gt;</text:span></text:p>
      <text:p text:style-name="P26"><text:span text:style-name="T6"><text:tab/>friend std::ostream&amp; operator &lt;&lt; (std::ostream&amp; os, const List&lt;K&gt;&amp; list);</text:span></text:p>
      <text:p text:style-name="P26"><text:span text:style-name="T6"/></text:p>
      <text:p text:style-name="P26"><text:span text:style-name="T6">private:</text:span></text:p>
      <text:p text:style-name="P26"><text:span text:style-name="T6"><text:tab/>std::shared_ptr&lt;ListItem&lt;T&gt;&gt; m_begin;</text:span></text:p>
      <text:p text:style-name="P26"><text:span text:style-name="T6"><text:tab/>std::shared_ptr&lt;ListItem&lt;T&gt;&gt; m_end;</text:span></text:p>
      <text:p text:style-name="P26"><text:span text:style-name="T6"><text:tab/>unsigned int m_size;</text:span></text:p>
      <text:p text:style-name="P26"><text:span text:style-name="T6">};</text:span></text:p>
      <text:p text:style-name="P26"><text:span text:style-name="T6"/></text:p>
      <text:p text:style-name="P26"><text:span text:style-name="T6">#include "list_impl.cpp"</text:span></text:p>
      <text:p text:style-name="P26"><text:span text:style-name="T6"/></text:p>
      <text:p text:style-name="P26"><text:span text:style-name="T6">#endif</text:span></text:p>
      <text:p text:style-name="P26"><text:span text:style-name="T6"/></text:p>
      <text:p text:style-name="P26"><text:span text:style-name="T6">makefile:</text:span></text:p>
      <text:p text:style-name="P26"><text:span text:style-name="T6">CC = g++</text:span></text:p>
      <text:p text:style-name="P26"><text:span text:style-name="T6">CFLAGS = -std=c++11 -Wall -Werror -Wno-sign-compare -Wno-unused-result -pthread</text:span></text:p>
      <text:p text:style-name="P26"><text:span text:style-name="T6">FILES = main.cpp square.cpp rectangle.cpp trapezoid.cpp figure.cpp allocator.cpp</text:span></text:p>
      <text:p text:style-name="P26"><text:span text:style-name="T6">PROG = lab8</text:span></text:p>
      <text:p text:style-name="P26"><text:span text:style-name="T6"/></text:p>
      <text:p text:style-name="P26"><text:span text:style-name="T6">all:</text:span></text:p>
      <text:p text:style-name="P26"><text:span text:style-name="T6"><text:tab/>$(CC) $(CFLAGS) -o $(PROG) $(FILES)</text:span></text:p>
      <text:p text:style-name="P26"><text:span text:style-name="T6"/></text:p>
      <text:p text:style-name="P26"><text:span text:style-name="T6">clean:</text:span></text:p>
      <text:p text:style-name="P26"><text:span text:style-name="T6"><text:tab/>rm $(PROG)</text:span></text:p>
      <text:p text:style-name="P26"><text:span text:style-name="T6"/></text:p>
      <text:p text:style-name="P26"><text:span text:style-name="T6">main.cpp:</text:span></text:p>
      <text:p text:style-name="P26"><text:span text:style-name="T6">#include "queue.h"</text:span></text:p>
      <text:p text:style-name="P26"><text:span text:style-name="T6">#include "square.h"</text:span></text:p>
      <text:p text:style-name="P26"><text:span text:style-name="T6">#include "rectangle.h"</text:span></text:p>
      <text:p text:style-name="P26"><text:span text:style-name="T6">#include "trapezoid.h"</text:span></text:p>
      <text:p text:style-name="P26"><text:span text:style-name="T6"/></text:p>
      <text:p text:style-name="P26"><text:span text:style-name="T6">int main()</text:span></text:p>
      <text:p text:style-name="P26"><text:span text:style-name="T6">{</text:span></text:p>
      <text:p text:style-name="P26"><text:span text:style-name="T6"><text:tab/>unsigned int action;</text:span></text:p>
      <text:p text:style-name="P26"><text:span text:style-name="T6"><text:tab/>Queue&lt;Figure&gt; q;</text:span></text:p>
      <text:p text:style-name="P26"><text:span text:style-name="T6"/></text:p>
      <text:p text:style-name="P26"><text:span text:style-name="T6"><text:tab/>while (true)</text:span></text:p>
      <text:p text:style-name="P26"><text:span text:style-name="T6"><text:tab/>{</text:span></text:p>
      <text:p text:style-name="P26"><text:span text:style-name="T6"><text:tab/><text:tab/>std::cout &lt;&lt; "================" &lt;&lt; std::endl;</text:span></text:p>
      <text:p text:style-name="P26"><text:span text:style-name="T6"><text:tab/><text:tab/>std::cout &lt;&lt; "Menu:" &lt;&lt; std::endl;</text:span></text:p>
      <text:p text:style-name="P26"><text:span text:style-name="T6"><text:tab/><text:tab/>std::cout &lt;&lt; "1) Add figure" &lt;&lt; std::endl;</text:span></text:p>
      <text:p text:style-name="P26"><text:span text:style-name="T6"><text:tab/><text:tab/>std::cout &lt;&lt; "2) Delete figure" &lt;&lt; std::endl;</text:span></text:p>
      <text:p text:style-name="P26"><text:span text:style-name="T6"><text:tab/><text:tab/>std::cout &lt;&lt; "3) Print" &lt;&lt; std::endl;</text:span></text:p>
      <text:p text:style-name="P26"><text:span text:style-name="T6"><text:tab/><text:tab/>std::cout &lt;&lt; "4) Sort" &lt;&lt; std::endl;</text:span></text:p>
      <text:p text:style-name="P26"><text:span text:style-name="T6"><text:tab/><text:tab/>std::cout &lt;&lt; "0) Quit" &lt;&lt; std::endl;</text:span></text:p>
      <text:p text:style-name="P26"><text:span text:style-name="T6"><text:tab/><text:tab/>std::cin &gt;&gt; action;</text:span></text:p>
      <text:p text:style-name="P26"><text:span text:style-name="T6"/></text:p>
      <text:p text:style-name="P26"><text:span text:style-name="T6"><text:tab/><text:tab/>if (action == 0)</text:span></text:p>
      <text:p text:style-name="P26"><text:span text:style-name="T6"><text:tab/><text:tab/><text:tab/>break;</text:span></text:p>
      <text:p text:style-name="P26"><text:span text:style-name="T6"><text:tab/><text:tab/></text:span></text:p>
      <text:p text:style-name="P26"><text:span text:style-name="T6"><text:tab/><text:tab/>if (action &gt; 4)</text:span></text:p>
      <text:p text:style-name="P26"><text:span text:style-name="T6"><text:tab/><text:tab/>{</text:span></text:p>
      <text:p text:style-name="P26"><text:span text:style-name="T6"><text:tab/><text:tab/><text:tab/>std::cout &lt;&lt; "Error: invalid action" &lt;&lt; std::endl;</text:span></text:p>
      <text:p text:style-name="P26"><text:span text:style-name="T6"/></text:p>
      <text:p text:style-name="P26"><text:span text:style-name="T6"><text:tab/><text:tab/><text:tab/>continue;</text:span></text:p>
      <text:p text:style-name="P26"><text:span text:style-name="T6"><text:tab/><text:tab/>}</text:span></text:p>
      <text:p text:style-name="P26"><text:span text:style-name="T6"/></text:p>
      <text:p text:style-name="P26"><text:span text:style-name="T6"><text:tab/><text:tab/>switch (action)</text:span></text:p>
      <text:p text:style-name="P26"><text:span text:style-name="T6"><text:tab/><text:tab/>{</text:span></text:p>
      <text:p text:style-name="P26"><text:soft-page-break/><text:span text:style-name="T6"><text:tab/><text:tab/><text:tab/>case 1:</text:span></text:p>
      <text:p text:style-name="P26"><text:span text:style-name="T6"><text:tab/><text:tab/><text:tab/>{</text:span></text:p>
      <text:p text:style-name="P26"><text:span text:style-name="T6"><text:tab/><text:tab/><text:tab/><text:tab/>if (!Figure::allocator.hasFreeBlocks())</text:span></text:p>
      <text:p text:style-name="P26"><text:span text:style-name="T6"><text:tab/><text:tab/><text:tab/><text:tab/><text:tab/>std::cout &lt;&lt; "Error. No free blocks" &lt;&lt; std::endl;</text:span></text:p>
      <text:p text:style-name="P26"><text:span text:style-name="T6"><text:tab/><text:tab/><text:tab/><text:tab/>else</text:span></text:p>
      <text:p text:style-name="P26"><text:span text:style-name="T6"><text:tab/><text:tab/><text:tab/><text:tab/>{</text:span></text:p>
      <text:p text:style-name="P26"><text:span text:style-name="T6"><text:tab/><text:tab/><text:tab/><text:tab/><text:tab/>unsigned int figureType;</text:span></text:p>
      <text:p text:style-name="P26"><text:span text:style-name="T6"/></text:p>
      <text:p text:style-name="P26"><text:span text:style-name="T6"><text:tab/><text:tab/><text:tab/><text:tab/><text:tab/>std::cout &lt;&lt; "================" &lt;&lt; std::endl;</text:span></text:p>
      <text:p text:style-name="P26"><text:span text:style-name="T6"><text:tab/><text:tab/><text:tab/><text:tab/><text:tab/>std::cout &lt;&lt; "1) Square" &lt;&lt; std::endl;</text:span></text:p>
      <text:p text:style-name="P26"><text:span text:style-name="T6"><text:tab/><text:tab/><text:tab/><text:tab/><text:tab/>std::cout &lt;&lt; "2) Rectangle" &lt;&lt; std::endl;</text:span></text:p>
      <text:p text:style-name="P26"><text:span text:style-name="T6"><text:tab/><text:tab/><text:tab/><text:tab/><text:tab/>std::cout &lt;&lt; "3) Trapezoid" &lt;&lt; std::endl;</text:span></text:p>
      <text:p text:style-name="P26"><text:span text:style-name="T6"><text:tab/><text:tab/><text:tab/><text:tab/><text:tab/>std::cout &lt;&lt; "0) Quit" &lt;&lt; std::endl;</text:span></text:p>
      <text:p text:style-name="P26"><text:span text:style-name="T6"><text:tab/><text:tab/><text:tab/><text:tab/><text:tab/>std::cin &gt;&gt; figureType;</text:span></text:p>
      <text:p text:style-name="P26"><text:span text:style-name="T6"/></text:p>
      <text:p text:style-name="P26"><text:span text:style-name="T6"><text:tab/><text:tab/><text:tab/><text:tab/><text:tab/>if (figureType &gt; 0)</text:span></text:p>
      <text:p text:style-name="P26"><text:span text:style-name="T6"><text:tab/><text:tab/><text:tab/><text:tab/><text:tab/>{</text:span></text:p>
      <text:p text:style-name="P26"><text:span text:style-name="T6"><text:tab/><text:tab/><text:tab/><text:tab/><text:tab/><text:tab/>if (figureType &gt; 3)</text:span></text:p>
      <text:p text:style-name="P26"><text:span text:style-name="T6"><text:tab/><text:tab/><text:tab/><text:tab/><text:tab/><text:tab/>{</text:span></text:p>
      <text:p text:style-name="P26"><text:span text:style-name="T6"><text:tab/><text:tab/><text:tab/><text:tab/><text:tab/><text:tab/><text:tab/>std::cout &lt;&lt; "Error: invalid figure type" &lt;&lt; std::endl;</text:span></text:p>
      <text:p text:style-name="P26"><text:span text:style-name="T6"/></text:p>
      <text:p text:style-name="P26"><text:span text:style-name="T6"><text:tab/><text:tab/><text:tab/><text:tab/><text:tab/><text:tab/><text:tab/>continue;</text:span></text:p>
      <text:p text:style-name="P26"><text:span text:style-name="T6"><text:tab/><text:tab/><text:tab/><text:tab/><text:tab/><text:tab/>}</text:span></text:p>
      <text:p text:style-name="P26"><text:span text:style-name="T6"/></text:p>
      <text:p text:style-name="P26"><text:span text:style-name="T6"><text:tab/><text:tab/><text:tab/><text:tab/><text:tab/><text:tab/>switch (figureType)</text:span></text:p>
      <text:p text:style-name="P26"><text:span text:style-name="T6"><text:tab/><text:tab/><text:tab/><text:tab/><text:tab/><text:tab/>{</text:span></text:p>
      <text:p text:style-name="P26"><text:span text:style-name="T6"><text:tab/><text:tab/><text:tab/><text:tab/><text:tab/><text:tab/><text:tab/>case 1:</text:span></text:p>
      <text:p text:style-name="P26"><text:span text:style-name="T6"><text:tab/><text:tab/><text:tab/><text:tab/><text:tab/><text:tab/><text:tab/>{</text:span></text:p>
      <text:p text:style-name="P26"><text:span text:style-name="T6"><text:tab/><text:tab/><text:tab/><text:tab/><text:tab/><text:tab/><text:tab/><text:tab/>q.push(std::shared_ptr&lt;Square&gt;(new Square(std::cin)));</text:span></text:p>
      <text:p text:style-name="P26"><text:span text:style-name="T6"/></text:p>
      <text:p text:style-name="P26"><text:span text:style-name="T6"><text:tab/><text:tab/><text:tab/><text:tab/><text:tab/><text:tab/><text:tab/><text:tab/>break;</text:span></text:p>
      <text:p text:style-name="P26"><text:span text:style-name="T6"><text:tab/><text:tab/><text:tab/><text:tab/><text:tab/><text:tab/><text:tab/>}</text:span></text:p>
      <text:p text:style-name="P26"><text:span text:style-name="T6"><text:tab/><text:tab/><text:tab/><text:tab/><text:tab/><text:tab/><text:tab/></text:span></text:p>
      <text:p text:style-name="P26"><text:span text:style-name="T6"><text:tab/><text:tab/><text:tab/><text:tab/><text:tab/><text:tab/><text:tab/>case 2:</text:span></text:p>
      <text:p text:style-name="P26"><text:span text:style-name="T6"><text:tab/><text:tab/><text:tab/><text:tab/><text:tab/><text:tab/><text:tab/>{</text:span></text:p>
      <text:p text:style-name="P26"><text:span text:style-name="T6"><text:tab/><text:tab/><text:tab/><text:tab/><text:tab/><text:tab/><text:tab/><text:tab/>q.push(std::shared_ptr&lt;Rectangle&gt;(new Rectangle(std::cin)));</text:span></text:p>
      <text:p text:style-name="P26"><text:span text:style-name="T6"/></text:p>
      <text:p text:style-name="P26"><text:span text:style-name="T6"><text:tab/><text:tab/><text:tab/><text:tab/><text:tab/><text:tab/><text:tab/><text:tab/>break;</text:span></text:p>
      <text:p text:style-name="P26"><text:span text:style-name="T6"><text:tab/><text:tab/><text:tab/><text:tab/><text:tab/><text:tab/><text:tab/>}</text:span></text:p>
      <text:p text:style-name="P26"><text:span text:style-name="T6"/></text:p>
      <text:p text:style-name="P26"><text:span text:style-name="T6"><text:tab/><text:tab/><text:tab/><text:tab/><text:tab/><text:tab/><text:tab/>case 3:</text:span></text:p>
      <text:p text:style-name="P26"><text:span text:style-name="T6"><text:tab/><text:tab/><text:tab/><text:tab/><text:tab/><text:tab/><text:tab/>{</text:span></text:p>
      <text:p text:style-name="P26"><text:span text:style-name="T6"><text:tab/><text:tab/><text:tab/><text:tab/><text:tab/><text:tab/><text:tab/><text:tab/>q.push(std::shared_ptr&lt;Trapezoid&gt;(new Trapezoid(std::cin)));</text:span></text:p>
      <text:p text:style-name="P26"><text:span text:style-name="T6"/></text:p>
      <text:p text:style-name="P26"><text:span text:style-name="T6"><text:tab/><text:tab/><text:tab/><text:tab/><text:tab/><text:tab/><text:tab/><text:tab/>break;</text:span></text:p>
      <text:p text:style-name="P26"><text:span text:style-name="T6"><text:tab/><text:tab/><text:tab/><text:tab/><text:tab/><text:tab/><text:tab/>}</text:span></text:p>
      <text:p text:style-name="P26"><text:span text:style-name="T6"><text:tab/><text:tab/><text:tab/><text:tab/><text:tab/><text:tab/>}</text:span></text:p>
      <text:p text:style-name="P26"><text:span text:style-name="T6"><text:tab/><text:tab/><text:tab/><text:tab/><text:tab/>}</text:span></text:p>
      <text:p text:style-name="P26"><text:span text:style-name="T6"><text:tab/><text:tab/><text:tab/><text:tab/>}</text:span></text:p>
      <text:p text:style-name="P26"><text:span text:style-name="T6"/></text:p>
      <text:p text:style-name="P26"><text:span text:style-name="T6"><text:tab/><text:tab/><text:tab/><text:tab/>break;</text:span></text:p>
      <text:p text:style-name="P26"><text:span text:style-name="T6"><text:tab/><text:tab/><text:tab/>}</text:span></text:p>
      <text:p text:style-name="P26"><text:span text:style-name="T6"/></text:p>
      <text:p text:style-name="P26"><text:span text:style-name="T6"><text:tab/><text:tab/><text:tab/>case 2:</text:span></text:p>
      <text:p text:style-name="P26"><text:span text:style-name="T6"><text:tab/><text:tab/><text:tab/>{</text:span></text:p>
      <text:p text:style-name="P26"><text:span text:style-name="T6"><text:tab/><text:tab/><text:tab/><text:tab/>q.pop();</text:span></text:p>
      <text:p text:style-name="P26"><text:span text:style-name="T6"/></text:p>
      <text:p text:style-name="P26"><text:span text:style-name="T6"><text:tab/><text:tab/><text:tab/><text:tab/>break;</text:span></text:p>
      <text:p text:style-name="P26"><text:span text:style-name="T6"><text:tab/><text:tab/><text:tab/>}</text:span></text:p>
      <text:p text:style-name="P26"><text:span text:style-name="T6"/></text:p>
      <text:p text:style-name="P26"><text:soft-page-break/><text:span text:style-name="T6"><text:tab/><text:tab/><text:tab/>case 3:</text:span></text:p>
      <text:p text:style-name="P26"><text:span text:style-name="T6"><text:tab/><text:tab/><text:tab/>{</text:span></text:p>
      <text:p text:style-name="P26"><text:span text:style-name="T6"><text:tab/><text:tab/><text:tab/><text:tab/>std::cout &lt;&lt; q;</text:span></text:p>
      <text:p text:style-name="P26"><text:span text:style-name="T6"/></text:p>
      <text:p text:style-name="P26"><text:span text:style-name="T6"><text:tab/><text:tab/><text:tab/><text:tab/>break;</text:span></text:p>
      <text:p text:style-name="P26"><text:span text:style-name="T6"><text:tab/><text:tab/><text:tab/>}</text:span></text:p>
      <text:p text:style-name="P26"><text:span text:style-name="T6"/></text:p>
      <text:p text:style-name="P26"><text:span text:style-name="T6"><text:tab/><text:tab/><text:tab/>case 4:</text:span></text:p>
      <text:p text:style-name="P26"><text:span text:style-name="T6"><text:tab/><text:tab/><text:tab/>{</text:span></text:p>
      <text:p text:style-name="P26"><text:span text:style-name="T6"><text:tab/><text:tab/><text:tab/><text:tab/>unsigned int sortType;</text:span></text:p>
      <text:p text:style-name="P26"><text:span text:style-name="T6"/></text:p>
      <text:p text:style-name="P26"><text:span text:style-name="T6"><text:tab/><text:tab/><text:tab/><text:tab/>std::cout &lt;&lt; "================" &lt;&lt; std::endl;</text:span></text:p>
      <text:p text:style-name="P26"><text:span text:style-name="T6"><text:tab/><text:tab/><text:tab/><text:tab/>std::cout &lt;&lt; "1) Single thread" &lt;&lt; std::endl;</text:span></text:p>
      <text:p text:style-name="P26"><text:span text:style-name="T6"><text:tab/><text:tab/><text:tab/><text:tab/>std::cout &lt;&lt; "2) Multithread" &lt;&lt; std::endl;</text:span></text:p>
      <text:p text:style-name="P26"><text:span text:style-name="T6"><text:tab/><text:tab/><text:tab/><text:tab/>std::cout &lt;&lt; "0) Quit" &lt;&lt; std::endl;</text:span></text:p>
      <text:p text:style-name="P26"><text:span text:style-name="T6"><text:tab/><text:tab/><text:tab/><text:tab/>std::cin &gt;&gt; sortType;</text:span></text:p>
      <text:p text:style-name="P26"><text:span text:style-name="T6"/></text:p>
      <text:p text:style-name="P26"><text:span text:style-name="T6"><text:tab/><text:tab/><text:tab/><text:tab/>if (sortType &gt; 0)</text:span></text:p>
      <text:p text:style-name="P26"><text:span text:style-name="T6"><text:tab/><text:tab/><text:tab/><text:tab/>{</text:span></text:p>
      <text:p text:style-name="P26"><text:span text:style-name="T6"><text:tab/><text:tab/><text:tab/><text:tab/><text:tab/>if (sortType &gt; 2)</text:span></text:p>
      <text:p text:style-name="P26"><text:span text:style-name="T6"><text:tab/><text:tab/><text:tab/><text:tab/><text:tab/>{</text:span></text:p>
      <text:p text:style-name="P26"><text:span text:style-name="T6"><text:tab/><text:tab/><text:tab/><text:tab/><text:tab/><text:tab/>std::cout &lt;&lt; "Error: invalid sort type" &lt;&lt; std::endl;</text:span></text:p>
      <text:p text:style-name="P26"><text:span text:style-name="T6"/></text:p>
      <text:p text:style-name="P26"><text:span text:style-name="T6"><text:tab/><text:tab/><text:tab/><text:tab/><text:tab/><text:tab/>continue;</text:span></text:p>
      <text:p text:style-name="P26"><text:span text:style-name="T6"><text:tab/><text:tab/><text:tab/><text:tab/><text:tab/>}</text:span></text:p>
      <text:p text:style-name="P26"><text:span text:style-name="T6"/></text:p>
      <text:p text:style-name="P26"><text:span text:style-name="T6"><text:tab/><text:tab/><text:tab/><text:tab/><text:tab/>switch (sortType)</text:span></text:p>
      <text:p text:style-name="P26"><text:span text:style-name="T6"><text:tab/><text:tab/><text:tab/><text:tab/><text:tab/>{</text:span></text:p>
      <text:p text:style-name="P26"><text:span text:style-name="T6"><text:tab/><text:tab/><text:tab/><text:tab/><text:tab/><text:tab/>case 1:</text:span></text:p>
      <text:p text:style-name="P26"><text:span text:style-name="T6"><text:tab/><text:tab/><text:tab/><text:tab/><text:tab/><text:tab/>{</text:span></text:p>
      <text:p text:style-name="P26"><text:span text:style-name="T6"><text:tab/><text:tab/><text:tab/><text:tab/><text:tab/><text:tab/><text:tab/>q.sort();</text:span></text:p>
      <text:p text:style-name="P26"><text:span text:style-name="T6"/></text:p>
      <text:p text:style-name="P26"><text:span text:style-name="T6"><text:tab/><text:tab/><text:tab/><text:tab/><text:tab/><text:tab/><text:tab/>break;</text:span></text:p>
      <text:p text:style-name="P26"><text:span text:style-name="T6"><text:tab/><text:tab/><text:tab/><text:tab/><text:tab/><text:tab/>}</text:span></text:p>
      <text:p text:style-name="P26"><text:span text:style-name="T6"><text:tab/><text:tab/><text:tab/><text:tab/><text:tab/><text:tab/></text:span></text:p>
      <text:p text:style-name="P26"><text:span text:style-name="T6"><text:tab/><text:tab/><text:tab/><text:tab/><text:tab/><text:tab/>case 2:</text:span></text:p>
      <text:p text:style-name="P26"><text:span text:style-name="T6"><text:tab/><text:tab/><text:tab/><text:tab/><text:tab/><text:tab/>{</text:span></text:p>
      <text:p text:style-name="P26"><text:span text:style-name="T6"><text:tab/><text:tab/><text:tab/><text:tab/><text:tab/><text:tab/><text:tab/>q.sortParallel();</text:span></text:p>
      <text:p text:style-name="P26"><text:span text:style-name="T6"/></text:p>
      <text:p text:style-name="P26"><text:span text:style-name="T6"><text:tab/><text:tab/><text:tab/><text:tab/><text:tab/><text:tab/><text:tab/>break;</text:span></text:p>
      <text:p text:style-name="P26"><text:span text:style-name="T6"><text:tab/><text:tab/><text:tab/><text:tab/><text:tab/><text:tab/>}</text:span></text:p>
      <text:p text:style-name="P26"><text:span text:style-name="T6"><text:tab/><text:tab/><text:tab/><text:tab/><text:tab/>}</text:span></text:p>
      <text:p text:style-name="P26"><text:span text:style-name="T6"><text:tab/><text:tab/><text:tab/><text:tab/>}</text:span></text:p>
      <text:p text:style-name="P26"><text:span text:style-name="T6"><text:tab/><text:tab/><text:tab/><text:tab/></text:span></text:p>
      <text:p text:style-name="P26"><text:span text:style-name="T6"><text:tab/><text:tab/><text:tab/><text:tab/>break;</text:span></text:p>
      <text:p text:style-name="P26"><text:span text:style-name="T6"><text:tab/><text:tab/><text:tab/>}</text:span></text:p>
      <text:p text:style-name="P26"><text:span text:style-name="T6"><text:tab/><text:tab/>}</text:span></text:p>
      <text:p text:style-name="P26"><text:span text:style-name="T6"><text:tab/>}</text:span></text:p>
      <text:p text:style-name="P26"><text:span text:style-name="T6"/></text:p>
      <text:p text:style-name="P26"><text:span text:style-name="T6"><text:tab/>return 0;</text:span></text:p>
      <text:p text:style-name="P26"><text:span text:style-name="T6">}</text:span></text:p>
      <text:p text:style-name="P26"><text:span text:style-name="T6"/></text:p>
      <text:p text:style-name="P26"><text:span text:style-name="T6">rectangle.cpp:</text:span></text:p>
      <text:p text:style-name="P26"><text:span text:style-name="T6">#include "rectangle.h"</text:span></text:p>
      <text:p text:style-name="P26"><text:span text:style-name="T6"/></text:p>
      <text:p text:style-name="P26"><text:span text:style-name="T6">Rectangle::Rectangle()</text:span></text:p>
      <text:p text:style-name="P26"><text:span text:style-name="T6">{</text:span></text:p>
      <text:p text:style-name="P26"><text:span text:style-name="T6"><text:tab/>m_sideA = 0.0;</text:span></text:p>
      <text:p text:style-name="P26"><text:span text:style-name="T6"><text:tab/>m_sideB = 0.0;</text:span></text:p>
      <text:p text:style-name="P26"><text:span text:style-name="T6">}</text:span></text:p>
      <text:p text:style-name="P26"><text:span text:style-name="T6"/></text:p>
      <text:p text:style-name="P26"><text:span text:style-name="T6">Rectangle::Rectangle(std::istream&amp; is)</text:span></text:p>
      <text:p text:style-name="P26"><text:span text:style-name="T6">{</text:span></text:p>
      <text:p text:style-name="P26"><text:soft-page-break/><text:span text:style-name="T6"><text:tab/>is &gt;&gt; *this;</text:span></text:p>
      <text:p text:style-name="P26"><text:span text:style-name="T6">}</text:span></text:p>
      <text:p text:style-name="P26"><text:span text:style-name="T6"/></text:p>
      <text:p text:style-name="P26"><text:span text:style-name="T6">void Rectangle::print() const</text:span></text:p>
      <text:p text:style-name="P26"><text:span text:style-name="T6">{</text:span></text:p>
      <text:p text:style-name="P26"><text:span text:style-name="T6"><text:tab/>std::cout &lt;&lt; *this;</text:span></text:p>
      <text:p text:style-name="P26"><text:span text:style-name="T6">}</text:span></text:p>
      <text:p text:style-name="P26"><text:span text:style-name="T6"/></text:p>
      <text:p text:style-name="P26"><text:span text:style-name="T6">double Rectangle::area() const</text:span></text:p>
      <text:p text:style-name="P26"><text:span text:style-name="T6">{</text:span></text:p>
      <text:p text:style-name="P26"><text:span text:style-name="T6"><text:tab/>return m_sideA * m_sideB;</text:span></text:p>
      <text:p text:style-name="P26"><text:span text:style-name="T6">}</text:span></text:p>
      <text:p text:style-name="P26"><text:span text:style-name="T6"/></text:p>
      <text:p text:style-name="P26"><text:span text:style-name="T6">Rectangle&amp; Rectangle::operator = (const Rectangle&amp; other)</text:span></text:p>
      <text:p text:style-name="P26"><text:span text:style-name="T6">{</text:span></text:p>
      <text:p text:style-name="P26"><text:span text:style-name="T6"><text:tab/>if (&amp;other == this)</text:span></text:p>
      <text:p text:style-name="P26"><text:span text:style-name="T6"><text:tab/><text:tab/>return *this;</text:span></text:p>
      <text:p text:style-name="P26"><text:span text:style-name="T6"/></text:p>
      <text:p text:style-name="P26"><text:span text:style-name="T6"><text:tab/>m_sideA = other.m_sideA;</text:span></text:p>
      <text:p text:style-name="P26"><text:span text:style-name="T6"><text:tab/>m_sideB = other.m_sideB;</text:span></text:p>
      <text:p text:style-name="P26"><text:span text:style-name="T6"/></text:p>
      <text:p text:style-name="P26"><text:span text:style-name="T6"><text:tab/>return *this;</text:span></text:p>
      <text:p text:style-name="P26"><text:span text:style-name="T6">}</text:span></text:p>
      <text:p text:style-name="P26"><text:span text:style-name="T6"/></text:p>
      <text:p text:style-name="P26"><text:span text:style-name="T6">bool Rectangle::operator == (const Rectangle&amp; other) const</text:span></text:p>
      <text:p text:style-name="P26"><text:span text:style-name="T6">{</text:span></text:p>
      <text:p text:style-name="P26"><text:span text:style-name="T6"><text:tab/>return m_sideA == other.m_sideA &amp;&amp; m_sideB == other.m_sideB;</text:span></text:p>
      <text:p text:style-name="P26"><text:span text:style-name="T6">}</text:span></text:p>
      <text:p text:style-name="P26"><text:span text:style-name="T6"/></text:p>
      <text:p text:style-name="P26"><text:span text:style-name="T6">void* Rectangle::operator new (size_t size)</text:span></text:p>
      <text:p text:style-name="P26"><text:span text:style-name="T6">{</text:span></text:p>
      <text:p text:style-name="P26"><text:span text:style-name="T6"><text:tab/>return Figure::allocator.allocate();</text:span></text:p>
      <text:p text:style-name="P26"><text:span text:style-name="T6">}</text:span></text:p>
      <text:p text:style-name="P26"><text:span text:style-name="T6"/></text:p>
      <text:p text:style-name="P26"><text:span text:style-name="T6">void Rectangle::operator delete (void* p)</text:span></text:p>
      <text:p text:style-name="P26"><text:span text:style-name="T6">{</text:span></text:p>
      <text:p text:style-name="P26"><text:span text:style-name="T6"><text:tab/>Figure::allocator.deallocate(p);</text:span></text:p>
      <text:p text:style-name="P26"><text:span text:style-name="T6">}</text:span></text:p>
      <text:p text:style-name="P26"><text:span text:style-name="T6"/></text:p>
      <text:p text:style-name="P26"><text:span text:style-name="T6">std::ostream&amp; operator &lt;&lt; (std::ostream&amp; os, const Rectangle&amp; rectangle)</text:span></text:p>
      <text:p text:style-name="P26"><text:span text:style-name="T6">{</text:span></text:p>
      <text:p text:style-name="P26"><text:span text:style-name="T6"><text:tab/>os &lt;&lt; "================" &lt;&lt; std::endl;</text:span></text:p>
      <text:p text:style-name="P26"><text:span text:style-name="T6"><text:tab/>os &lt;&lt; "Figure type: rectangle" &lt;&lt; std::endl;</text:span></text:p>
      <text:p text:style-name="P26"><text:span text:style-name="T6"><text:tab/>os &lt;&lt; "Side A size: " &lt;&lt; rectangle.m_sideA &lt;&lt; std::endl;</text:span></text:p>
      <text:p text:style-name="P26"><text:span text:style-name="T6"><text:tab/>os &lt;&lt; "Side B size: " &lt;&lt; rectangle.m_sideB &lt;&lt; std::endl;</text:span></text:p>
      <text:p text:style-name="P26"><text:span text:style-name="T6"/></text:p>
      <text:p text:style-name="P26"><text:span text:style-name="T6"><text:tab/>return os;</text:span></text:p>
      <text:p text:style-name="P26"><text:span text:style-name="T6">}</text:span></text:p>
      <text:p text:style-name="P26"><text:span text:style-name="T6"/></text:p>
      <text:p text:style-name="P26"><text:span text:style-name="T6">std::istream&amp; operator &gt;&gt; (std::istream&amp; is, Rectangle&amp; rectangle)</text:span></text:p>
      <text:p text:style-name="P26"><text:span text:style-name="T6">{</text:span></text:p>
      <text:p text:style-name="P26"><text:span text:style-name="T6"><text:tab/>std::cout &lt;&lt; "================" &lt;&lt; std::endl;</text:span></text:p>
      <text:p text:style-name="P26"><text:span text:style-name="T6"><text:tab/>std::cout &lt;&lt; "Enter side A: ";</text:span></text:p>
      <text:p text:style-name="P26"><text:span text:style-name="T6"><text:tab/>is &gt;&gt; rectangle.m_sideA;</text:span></text:p>
      <text:p text:style-name="P26"><text:span text:style-name="T6"><text:tab/>std::cout &lt;&lt; "Enter side B: ";</text:span></text:p>
      <text:p text:style-name="P26"><text:span text:style-name="T6"><text:tab/>is &gt;&gt; rectangle.m_sideB;</text:span></text:p>
      <text:p text:style-name="P26"><text:span text:style-name="T6"/></text:p>
      <text:p text:style-name="P26"><text:span text:style-name="T6"><text:tab/>return is;</text:span></text:p>
      <text:p text:style-name="P26"><text:span text:style-name="T6">}</text:span></text:p>
      <text:p text:style-name="P26"><text:span text:style-name="T6"/></text:p>
      <text:p text:style-name="P26"><text:span text:style-name="T6">figure.cpp:</text:span></text:p>
      <text:p text:style-name="P26"><text:span text:style-name="T6">#include "figure.h"</text:span></text:p>
      <text:p text:style-name="P26"><text:span text:style-name="T6"/></text:p>
      <text:p text:style-name="P26"><text:soft-page-break/><text:span text:style-name="T6">Allocator Figure::allocator(32, 100);</text:span></text:p>
      <text:p text:style-name="P26"><text:span text:style-name="T6"/></text:p>
      <text:p text:style-name="P26"><text:span text:style-name="T6">iterator.h:</text:span></text:p>
      <text:p text:style-name="P26"><text:span text:style-name="T6">#ifndef ITERATOR_H</text:span></text:p>
      <text:p text:style-name="P26"><text:span text:style-name="T6">#define ITERATOR_H</text:span></text:p>
      <text:p text:style-name="P26"><text:span text:style-name="T6"/></text:p>
      <text:p text:style-name="P26"><text:span text:style-name="T6">template &lt;class N, class T&gt;</text:span></text:p>
      <text:p text:style-name="P26"><text:span text:style-name="T6">class Iterator</text:span></text:p>
      <text:p text:style-name="P26"><text:span text:style-name="T6">{</text:span></text:p>
      <text:p text:style-name="P26"><text:span text:style-name="T6">public:</text:span></text:p>
      <text:p text:style-name="P26"><text:span text:style-name="T6"><text:tab/>Iterator(const std::shared_ptr&lt;N&gt;&amp; item);</text:span></text:p>
      <text:p text:style-name="P26"><text:span text:style-name="T6"/></text:p>
      <text:p text:style-name="P26"><text:span text:style-name="T6"><text:tab/>std::shared_ptr&lt;N&gt; getItem() const;</text:span></text:p>
      <text:p text:style-name="P26"><text:span text:style-name="T6"/></text:p>
      <text:p text:style-name="P26"><text:span text:style-name="T6"><text:tab/>std::shared_ptr&lt;T&gt; operator * ();</text:span></text:p>
      <text:p text:style-name="P26"><text:span text:style-name="T6"><text:tab/>std::shared_ptr&lt;T&gt; operator -&gt; ();</text:span></text:p>
      <text:p text:style-name="P26"><text:span text:style-name="T6"><text:tab/>Iterator operator ++ ();</text:span></text:p>
      <text:p text:style-name="P26"><text:span text:style-name="T6"><text:tab/>Iterator operator ++ (int index);</text:span></text:p>
      <text:p text:style-name="P26"><text:span text:style-name="T6"><text:tab/>bool operator == (const Iterator&amp; other) const;</text:span></text:p>
      <text:p text:style-name="P26"><text:span text:style-name="T6"><text:tab/>bool operator != (const Iterator&amp; other) const;</text:span></text:p>
      <text:p text:style-name="P26"><text:span text:style-name="T6"/></text:p>
      <text:p text:style-name="P26"><text:span text:style-name="T6">private:</text:span></text:p>
      <text:p text:style-name="P26"><text:span text:style-name="T6"><text:tab/>std::shared_ptr&lt;N&gt; m_item;</text:span></text:p>
      <text:p text:style-name="P26"><text:span text:style-name="T6">};</text:span></text:p>
      <text:p text:style-name="P26"><text:span text:style-name="T6"/></text:p>
      <text:p text:style-name="P26"><text:span text:style-name="T6">#include "iterator_impl.cpp"</text:span></text:p>
      <text:p text:style-name="P26"><text:span text:style-name="T6"/></text:p>
      <text:p text:style-name="P26"><text:span text:style-name="T6">#end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4:01.120694776</dc:date>
    <meta:editing-duration>PT56M45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20" meta:paragraph-count="918" meta:word-count="2389" meta:character-count="19126" meta:non-whitespace-character-count="16733"/>
  </office:meta>
</office:document-meta>
</file>